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erif"/>
  </office:font-face-decls>
  <office:automatic-styles>
    <style:style style:name="Table1" style:family="table">
      <style:table-properties style:width="15cm" table:align="margins" style:shadow="none" style:may-break-between-rows="true" table:border-model="collapsing"/>
    </style:style>
    <style:style style:name="Table1.A" style:family="table-column">
      <style:table-column-properties style:column-width="1.499cm" style:rel-column-width="850*"/>
    </style:style>
    <style:style style:name="Table1.B" style:family="table-column">
      <style:table-column-properties style:column-width="5.292cm" style:rel-column-width="3000*"/>
    </style:style>
    <style:style style:name="Table1.C" style:family="table-column">
      <style:table-column-properties style:column-width="4.459cm" style:rel-column-width="2528*"/>
    </style:style>
    <style:style style:name="Table1.D" style:family="table-column">
      <style:table-column-properties style:column-width="3.75cm" style:rel-column-width="2126*"/>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D1" style:family="table-cell">
      <style:table-cell-properties fo:background-color="transparent" fo:padding="0.097cm" fo:border="0.5pt solid #000000" style:writing-mode="page">
        <style:background-image/>
      </style:table-cell-properties>
    </style:style>
    <style:style style:name="Table1.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le1.C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A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B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C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D3"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A4"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B4"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C4"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D4"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A5"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B5"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C5"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D5"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A6"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B6"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C6"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D6"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7" style:family="table-row">
      <style:table-row-properties fo:keep-together="auto"/>
    </style:style>
    <style:style style:name="Table1.C7"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D7"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A8"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B8"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C8"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D8"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A9"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B9"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C9"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D9"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A10"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B10"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C10"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D10"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A11"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B11"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C11"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D11"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C1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D1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A1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B1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C1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D13"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A14"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B14"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C14"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D14"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A15"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B15"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C15"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D15"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A16"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B16"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C16"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D16"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C17"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D17"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A18"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B18"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C18"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D18"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A19"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B19"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C19"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D19"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A20"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B20"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C20"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D20"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A21"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B21"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C21"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D21"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C2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D2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A2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B2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C2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D23"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A24"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B24"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C24"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D24"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A25"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B25"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C25"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D25"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A26"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B26"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C26"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D26"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C27"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D27"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A28"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B28"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C28"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D28"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A29"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B29"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C29"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D29"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A30"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B30"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C30"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D30"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A31"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B31"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C31"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D31"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Standard">
      <style:text-properties officeooo:paragraph-rsid="00399845"/>
    </style:style>
    <style:style style:name="P2" style:family="paragraph" style:parent-style-name="Standard">
      <style:text-properties officeooo:paragraph-rsid="00423924"/>
    </style:style>
    <style:style style:name="P3" style:family="paragraph" style:parent-style-name="Standard">
      <style:paragraph-properties fo:break-before="page"/>
      <style:text-properties fo:font-weight="bold" style:font-weight-asian="bold" style:font-weight-complex="bold"/>
    </style:style>
    <style:style style:name="P4" style:family="paragraph" style:parent-style-name="Standard">
      <style:text-properties fo:font-weight="bold" style:font-weight-asian="bold" style:font-weight-complex="bold"/>
    </style:style>
    <style:style style:name="P5" style:family="paragraph" style:parent-style-name="Standard">
      <style:paragraph-properties fo:break-before="page"/>
      <style:text-properties fo:font-weight="bold" officeooo:paragraph-rsid="00399845" style:font-weight-asian="bold" style:font-weight-complex="bold"/>
    </style:style>
    <style:style style:name="P6" style:family="paragraph" style:parent-style-name="Standard">
      <style:text-properties fo:font-weight="bold" officeooo:paragraph-rsid="00399845" style:font-weight-asian="bold" style:font-weight-complex="bold"/>
    </style:style>
    <style:style style:name="P7" style:family="paragraph" style:parent-style-name="Standard">
      <style:paragraph-properties fo:break-before="page"/>
      <style:text-properties fo:font-weight="bold" officeooo:rsid="0040fd3e" officeooo:paragraph-rsid="0040fd3e" style:font-weight-asian="bold" style:font-weight-complex="bold"/>
    </style:style>
    <style:style style:name="P8" style:family="paragraph" style:parent-style-name="Standard">
      <style:paragraph-properties fo:break-before="page"/>
      <style:text-properties fo:font-weight="bold" officeooo:rsid="0040fd3e" officeooo:paragraph-rsid="00423924" style:font-weight-asian="bold" style:font-weight-complex="bold"/>
    </style:style>
    <style:style style:name="P9" style:family="paragraph" style:parent-style-name="Standard" style:list-style-name="L1"/>
    <style:style style:name="P10" style:family="paragraph" style:parent-style-name="Standard" style:list-style-name="L2"/>
    <style:style style:name="P11" style:family="paragraph" style:parent-style-name="Standard" style:list-style-name="L3"/>
    <style:style style:name="P12" style:family="paragraph" style:parent-style-name="Standard" style:list-style-name="L4"/>
    <style:style style:name="P13" style:family="paragraph" style:parent-style-name="Standard" style:list-style-name="L5"/>
    <style:style style:name="P14" style:family="paragraph" style:parent-style-name="Standard">
      <style:text-properties fo:font-weight="bold" officeooo:rsid="004c9c0f" officeooo:paragraph-rsid="004c9c0f" style:font-weight-asian="bold" style:font-weight-complex="bold"/>
    </style:style>
    <style:style style:name="P15" style:family="paragraph" style:parent-style-name="Standard">
      <style:text-properties fo:font-weight="bold" officeooo:rsid="005f0bde" officeooo:paragraph-rsid="0060dbac" style:font-weight-asian="bold" style:font-weight-complex="bold"/>
    </style:style>
    <style:style style:name="P16" style:family="paragraph" style:parent-style-name="Standard">
      <style:text-properties fo:font-weight="bold" officeooo:rsid="006bba77" officeooo:paragraph-rsid="006bba77" style:font-weight-asian="bold" style:font-weight-complex="bold"/>
    </style:style>
    <style:style style:name="P17" style:family="paragraph" style:parent-style-name="Standard">
      <style:paragraph-properties fo:break-before="page"/>
      <style:text-properties fo:font-weight="bold" style:font-weight-asian="bold" style:font-weight-complex="bold"/>
    </style:style>
    <style:style style:name="P18" style:family="paragraph" style:parent-style-name="Standard">
      <style:text-properties fo:font-weight="bold" officeooo:rsid="006df5ed" officeooo:paragraph-rsid="006df5ed" style:font-weight-asian="bold" style:font-weight-complex="bold"/>
    </style:style>
    <style:style style:name="P19" style:family="paragraph" style:parent-style-name="Standard">
      <style:text-properties fo:font-weight="normal" officeooo:rsid="004c9c0f" officeooo:paragraph-rsid="004c9c0f" style:font-weight-asian="normal" style:font-weight-complex="normal"/>
    </style:style>
    <style:style style:name="P20" style:family="paragraph" style:parent-style-name="Standard">
      <style:text-properties fo:font-weight="normal" officeooo:rsid="004c9c0f" officeooo:paragraph-rsid="0057d882" style:font-weight-asian="normal" style:font-weight-complex="normal"/>
    </style:style>
    <style:style style:name="P21" style:family="paragraph" style:parent-style-name="Standard" style:list-style-name="L14">
      <style:text-properties fo:font-weight="normal" officeooo:rsid="004c9c0f" officeooo:paragraph-rsid="0056d4a0" style:font-weight-asian="normal" style:font-weight-complex="normal"/>
    </style:style>
    <style:style style:name="P22" style:family="paragraph" style:parent-style-name="Standard" style:list-style-name="L14">
      <style:text-properties fo:font-weight="normal" officeooo:rsid="004c9c0f" officeooo:paragraph-rsid="004c9c0f" style:font-weight-asian="normal" style:font-weight-complex="normal"/>
    </style:style>
    <style:style style:name="P23" style:family="paragraph" style:parent-style-name="Standard" style:list-style-name="L15">
      <style:text-properties fo:font-weight="normal" officeooo:rsid="004c9c0f" officeooo:paragraph-rsid="004c9c0f" style:font-weight-asian="normal" style:font-weight-complex="normal"/>
    </style:style>
    <style:style style:name="P24" style:family="paragraph" style:parent-style-name="Standard" style:list-style-name="L16">
      <style:text-properties fo:font-weight="normal" officeooo:rsid="004c9c0f" officeooo:paragraph-rsid="004c9c0f" style:font-weight-asian="normal" style:font-weight-complex="normal"/>
    </style:style>
    <style:style style:name="P25" style:family="paragraph" style:parent-style-name="Standard" style:list-style-name="L17">
      <style:text-properties fo:font-weight="normal" officeooo:rsid="004c9c0f" officeooo:paragraph-rsid="004c9c0f" style:font-weight-asian="normal" style:font-weight-complex="normal"/>
    </style:style>
    <style:style style:name="P26" style:family="paragraph" style:parent-style-name="Standard" style:list-style-name="L18">
      <style:text-properties fo:font-weight="normal" officeooo:rsid="004c9c0f" officeooo:paragraph-rsid="004c9c0f" style:font-weight-asian="normal" style:font-weight-complex="normal"/>
    </style:style>
    <style:style style:name="P27" style:family="paragraph" style:parent-style-name="Standard" style:list-style-name="L19">
      <style:text-properties fo:font-weight="normal" officeooo:rsid="004c9c0f" officeooo:paragraph-rsid="004c9c0f" style:font-weight-asian="normal" style:font-weight-complex="normal"/>
    </style:style>
    <style:style style:name="P28" style:family="paragraph" style:parent-style-name="Standard" style:list-style-name="L20">
      <style:text-properties fo:font-weight="normal" officeooo:rsid="004c9c0f" officeooo:paragraph-rsid="004c9c0f" style:font-weight-asian="normal" style:font-weight-complex="normal"/>
    </style:style>
    <style:style style:name="P29" style:family="paragraph" style:parent-style-name="Standard" style:list-style-name="L21">
      <style:text-properties fo:font-weight="normal" officeooo:rsid="004c9c0f" officeooo:paragraph-rsid="004c9c0f" style:font-weight-asian="normal" style:font-weight-complex="normal"/>
    </style:style>
    <style:style style:name="P30" style:family="paragraph" style:parent-style-name="Standard" style:list-style-name="L22">
      <style:text-properties fo:font-weight="normal" officeooo:rsid="004c9c0f" officeooo:paragraph-rsid="004c9c0f" style:font-weight-asian="normal" style:font-weight-complex="normal"/>
    </style:style>
    <style:style style:name="P31" style:family="paragraph" style:parent-style-name="Standard" style:list-style-name="L23">
      <style:text-properties fo:font-weight="normal" officeooo:rsid="004c9c0f" officeooo:paragraph-rsid="004c9c0f" style:font-weight-asian="normal" style:font-weight-complex="normal"/>
    </style:style>
    <style:style style:name="P32" style:family="paragraph" style:parent-style-name="Standard" style:list-style-name="L24">
      <style:text-properties fo:font-weight="normal" officeooo:rsid="004c9c0f" officeooo:paragraph-rsid="004c9c0f" style:font-weight-asian="normal" style:font-weight-complex="normal"/>
    </style:style>
    <style:style style:name="P33" style:family="paragraph" style:parent-style-name="Standard" style:list-style-name="L25">
      <style:text-properties fo:font-weight="normal" officeooo:rsid="004c9c0f" officeooo:paragraph-rsid="004c9c0f" style:font-weight-asian="normal" style:font-weight-complex="normal"/>
    </style:style>
    <style:style style:name="P34" style:family="paragraph" style:parent-style-name="Standard" style:list-style-name="L7">
      <style:text-properties fo:font-weight="normal" officeooo:rsid="0057d882" officeooo:paragraph-rsid="0057d882" style:font-weight-asian="normal" style:font-weight-complex="normal"/>
    </style:style>
    <style:style style:name="P35" style:family="paragraph" style:parent-style-name="Standard" style:list-style-name="L7">
      <style:text-properties fo:font-weight="normal" officeooo:rsid="00599f39" officeooo:paragraph-rsid="00599f39" style:font-weight-asian="normal" style:font-weight-complex="normal"/>
    </style:style>
    <style:style style:name="P36" style:family="paragraph" style:parent-style-name="Standard">
      <style:text-properties fo:font-weight="normal" officeooo:rsid="005c6f60" officeooo:paragraph-rsid="005c6f60" style:font-weight-asian="normal" style:font-weight-complex="normal"/>
    </style:style>
    <style:style style:name="P37" style:family="paragraph" style:parent-style-name="Standard" style:list-style-name="L8">
      <style:text-properties fo:font-weight="normal" officeooo:rsid="005c6f60" officeooo:paragraph-rsid="005c6f60" style:font-weight-asian="normal" style:font-weight-complex="normal"/>
    </style:style>
    <style:style style:name="P38" style:family="paragraph" style:parent-style-name="Standard" style:list-style-name="L9">
      <style:text-properties fo:font-weight="normal" officeooo:rsid="005c6f60" officeooo:paragraph-rsid="005c6f60" style:font-weight-asian="normal" style:font-weight-complex="normal"/>
    </style:style>
    <style:style style:name="P39" style:family="paragraph" style:parent-style-name="Standard" style:list-style-name="L10">
      <style:text-properties fo:font-weight="normal" officeooo:rsid="005c6f60" officeooo:paragraph-rsid="005c6f60" style:font-weight-asian="normal" style:font-weight-complex="normal"/>
    </style:style>
    <style:style style:name="P40" style:family="paragraph" style:parent-style-name="Standard">
      <style:text-properties fo:font-weight="normal" officeooo:rsid="005c6f60" officeooo:paragraph-rsid="005d366b" style:font-weight-asian="normal" style:font-weight-complex="normal"/>
    </style:style>
    <style:style style:name="P41" style:family="paragraph" style:parent-style-name="Standard" style:list-style-name="L12">
      <style:text-properties fo:font-weight="normal" officeooo:rsid="005c6f60" officeooo:paragraph-rsid="005d366b" style:font-weight-asian="normal" style:font-weight-complex="normal"/>
    </style:style>
    <style:style style:name="P42" style:family="paragraph" style:parent-style-name="Standard" style:list-style-name="L13">
      <style:text-properties fo:font-weight="normal" officeooo:rsid="005c6f60" officeooo:paragraph-rsid="005d366b" style:font-weight-asian="normal" style:font-weight-complex="normal"/>
    </style:style>
    <style:style style:name="P43" style:family="paragraph" style:parent-style-name="Standard">
      <style:text-properties fo:font-weight="normal" officeooo:rsid="005f0bde" officeooo:paragraph-rsid="0060dbac" style:font-weight-asian="normal" style:font-weight-complex="normal"/>
    </style:style>
    <style:style style:name="P44" style:family="paragraph" style:parent-style-name="Standard" style:list-style-name="L34">
      <style:text-properties fo:font-weight="normal" officeooo:rsid="006bba77" officeooo:paragraph-rsid="006bba77" style:font-weight-asian="normal" style:font-weight-complex="normal"/>
    </style:style>
    <style:style style:name="P45" style:family="paragraph" style:parent-style-name="Standard">
      <style:text-properties fo:font-weight="normal" officeooo:rsid="006c72a8" officeooo:paragraph-rsid="006c72a8" style:font-weight-asian="normal" style:font-weight-complex="normal"/>
    </style:style>
    <style:style style:name="P46" style:family="paragraph" style:parent-style-name="Standard">
      <style:text-properties fo:font-weight="normal" officeooo:rsid="006df5ed" officeooo:paragraph-rsid="00702de3" style:font-weight-asian="normal" style:font-weight-complex="normal"/>
    </style:style>
    <style:style style:name="P47" style:family="paragraph" style:parent-style-name="Standard">
      <style:text-properties fo:font-weight="normal" officeooo:rsid="00702de3" officeooo:paragraph-rsid="00702de3" style:font-weight-asian="normal" style:font-weight-complex="normal"/>
    </style:style>
    <style:style style:name="P48" style:family="paragraph" style:parent-style-name="Standard">
      <style:text-properties style:text-underline-style="solid" style:text-underline-width="auto" style:text-underline-color="font-color" fo:font-weight="normal" officeooo:rsid="005f0bde" officeooo:paragraph-rsid="0060dbac" style:font-weight-asian="normal" style:font-weight-complex="normal"/>
    </style:style>
    <style:style style:name="P49" style:family="paragraph" style:parent-style-name="Standard">
      <style:text-properties fo:font-style="normal" style:text-underline-style="solid" style:text-underline-width="auto" style:text-underline-color="font-color" fo:font-weight="normal" officeooo:rsid="005f0bde" officeooo:paragraph-rsid="0060dbac" style:font-style-asian="normal" style:font-weight-asian="normal" style:font-style-complex="normal" style:font-weight-complex="normal"/>
    </style:style>
    <style:style style:name="P50" style:family="paragraph" style:parent-style-name="Standard">
      <style:text-properties fo:font-style="normal" style:text-underline-style="none" fo:font-weight="normal" officeooo:rsid="005f0bde" officeooo:paragraph-rsid="0060dbac" style:font-style-asian="normal" style:font-weight-asian="normal" style:font-style-complex="normal" style:font-weight-complex="normal"/>
    </style:style>
    <style:style style:name="P51" style:family="paragraph" style:parent-style-name="Standard">
      <style:text-properties fo:font-style="normal" style:text-underline-style="none" fo:font-weight="normal" officeooo:rsid="005f0bde" officeooo:paragraph-rsid="0062800c" style:font-style-asian="normal" style:font-weight-asian="normal" style:font-style-complex="normal" style:font-weight-complex="normal"/>
    </style:style>
    <style:style style:name="P52" style:family="paragraph" style:parent-style-name="Standard">
      <style:text-properties fo:font-style="normal" style:text-underline-style="none" fo:font-weight="normal" officeooo:rsid="005f0bde" officeooo:paragraph-rsid="00633dfa" style:font-style-asian="normal" style:font-weight-asian="normal" style:font-style-complex="normal" style:font-weight-complex="normal"/>
    </style:style>
    <style:style style:name="P53" style:family="paragraph" style:parent-style-name="Standard">
      <style:text-properties fo:font-style="normal" style:text-underline-style="none" fo:font-weight="normal" officeooo:rsid="0063f953" officeooo:paragraph-rsid="0063f953" style:font-style-asian="normal" style:font-weight-asian="normal" style:font-style-complex="normal" style:font-weight-complex="normal"/>
    </style:style>
    <style:style style:name="P54" style:family="paragraph" style:parent-style-name="Standard">
      <style:text-properties fo:font-style="normal" style:text-underline-style="none" fo:font-weight="normal" officeooo:rsid="00662a0d" officeooo:paragraph-rsid="00662a0d" style:font-style-asian="normal" style:font-weight-asian="normal" style:font-style-complex="normal" style:font-weight-complex="normal"/>
    </style:style>
    <style:style style:name="P55" style:family="paragraph" style:parent-style-name="Standard">
      <style:text-properties fo:font-style="normal" style:text-underline-style="none" fo:font-weight="bold" officeooo:rsid="005f0bde" officeooo:paragraph-rsid="0062800c" style:font-style-asian="normal" style:font-weight-asian="bold" style:font-style-complex="normal" style:font-weight-complex="bold"/>
    </style:style>
    <style:style style:name="P56" style:family="paragraph" style:parent-style-name="Standard">
      <style:text-properties fo:font-style="normal" style:text-underline-style="none" fo:font-weight="bold" officeooo:rsid="005f0bde" officeooo:paragraph-rsid="00633dfa" style:font-style-asian="normal" style:font-weight-asian="bold" style:font-style-complex="normal" style:font-weight-complex="bold"/>
    </style:style>
    <style:style style:name="P57" style:family="paragraph" style:parent-style-name="Standard">
      <style:text-properties fo:font-style="normal" style:text-underline-style="none" fo:font-weight="bold" officeooo:rsid="0063f953" officeooo:paragraph-rsid="00652dad" style:font-style-asian="normal" style:font-weight-asian="bold" style:font-style-complex="normal" style:font-weight-complex="bold"/>
    </style:style>
    <style:style style:name="P58" style:family="paragraph" style:parent-style-name="Standard">
      <style:text-properties fo:font-style="normal" style:text-underline-style="none" fo:font-weight="bold" officeooo:rsid="006487fd" officeooo:paragraph-rsid="006487fd" style:font-style-asian="normal" style:font-weight-asian="bold" style:font-style-complex="normal" style:font-weight-complex="bold"/>
    </style:style>
    <style:style style:name="P59" style:family="paragraph" style:parent-style-name="Standard">
      <style:text-properties officeooo:paragraph-rsid="00677a6d"/>
    </style:style>
    <style:style style:name="P6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68e78b" officeooo:paragraph-rsid="0068e78b" style:font-size-asian="12pt" style:font-style-asian="normal" style:font-weight-asian="normal" style:font-size-complex="12pt" style:font-style-complex="normal" style:font-weight-complex="normal" style:text-overline-style="none" style:text-overline-color="font-color"/>
    </style:style>
    <style:style style:name="P62"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68e78b" officeooo:paragraph-rsid="0068e78b" style:font-size-asian="12pt" style:font-style-asian="normal" style:font-weight-asian="normal" style:font-size-complex="12pt" style:font-style-complex="normal" style:font-weight-complex="normal" style:text-overline-style="none" style:text-overline-color="font-color"/>
    </style:style>
    <style:style style:name="P6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69c72c" officeooo:paragraph-rsid="0069c72c" style:font-size-asian="12pt" style:font-style-asian="normal" style:font-weight-asian="normal" style:font-size-complex="12pt" style:font-style-complex="normal" style:font-weight-complex="normal" style:text-overline-style="none" style:text-overline-color="font-color"/>
    </style:style>
    <style:style style:name="P64"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69c72c" officeooo:paragraph-rsid="0069c72c" style:font-size-asian="12pt" style:font-style-asian="normal" style:font-weight-asian="normal" style:font-size-complex="12pt" style:font-style-complex="normal" style:font-weight-complex="normal" style:text-overline-style="none" style:text-overline-color="font-color"/>
    </style:style>
    <style:style style:name="P65"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68e78b" officeooo:paragraph-rsid="0068e78b" style:font-size-asian="12pt" style:font-style-asian="normal" style:font-weight-asian="bold" style:font-size-complex="12pt" style:font-style-complex="normal" style:font-weight-complex="bold" style:text-overline-style="none" style:text-overline-color="font-color"/>
    </style:style>
    <style:style style:name="T1" style:family="text">
      <style:text-properties fo:font-weight="bold" style:font-weight-asian="bold" style:font-weight-complex="bold"/>
    </style:style>
    <style:style style:name="T2" style:family="text">
      <style:text-properties fo:font-weight="bold" officeooo:rsid="0057d882" style:font-weight-asian="bold" style:font-weight-complex="bold"/>
    </style:style>
    <style:style style:name="T3" style:family="text">
      <style:text-properties fo:font-weight="bold" officeooo:rsid="00599f39" style:font-weight-asian="bold" style:font-weight-complex="bold"/>
    </style:style>
    <style:style style:name="T4" style:family="text">
      <style:text-properties fo:font-weight="bold" officeooo:rsid="004c9c0f" style:font-weight-asian="bold" style:font-weight-complex="bold"/>
    </style:style>
    <style:style style:name="T5" style:family="text">
      <style:text-properties fo:font-weight="bold" officeooo:rsid="005f0bde" style:font-weight-asian="bold" style:font-weight-complex="bold"/>
    </style:style>
    <style:style style:name="T6" style:family="text">
      <style:text-properties fo:font-weight="bold" officeooo:rsid="00633dfa" style:font-weight-asian="bold" style:font-weight-complex="bold"/>
    </style:style>
    <style:style style:name="T7" style:family="text">
      <style:text-properties officeooo:rsid="0045a578"/>
    </style:style>
    <style:style style:name="T8" style:family="text">
      <style:text-properties officeooo:rsid="004e587e"/>
    </style:style>
    <style:style style:name="T9" style:family="text">
      <style:text-properties officeooo:rsid="005170f4"/>
    </style:style>
    <style:style style:name="T10" style:family="text">
      <style:text-properties officeooo:rsid="005639c8"/>
    </style:style>
    <style:style style:name="T11" style:family="text">
      <style:text-properties officeooo:rsid="0056d4a0"/>
    </style:style>
    <style:style style:name="T12" style:family="text">
      <style:text-properties style:font-weight-asian="bold" style:font-weight-complex="bold"/>
    </style:style>
    <style:style style:name="T13" style:family="text">
      <style:text-properties officeooo:rsid="004c9c0f" style:font-weight-asian="bold" style:font-weight-complex="bold"/>
    </style:style>
    <style:style style:name="T14" style:family="text">
      <style:text-properties officeooo:rsid="00599f39" style:font-weight-asian="bold" style:font-weight-complex="bold"/>
    </style:style>
    <style:style style:name="T15" style:family="text">
      <style:text-properties officeooo:rsid="0057d882"/>
    </style:style>
    <style:style style:name="T16" style:family="text">
      <style:text-properties officeooo:rsid="00599f39"/>
    </style:style>
    <style:style style:name="T17" style:family="text">
      <style:text-properties fo:font-weight="normal" style:font-weight-asian="normal" style:font-weight-complex="normal"/>
    </style:style>
    <style:style style:name="T18" style:family="text">
      <style:text-properties officeooo:rsid="005d366b"/>
    </style:style>
    <style:style style:name="T19" style:family="text">
      <style:text-properties style:text-position="super 58%"/>
    </style:style>
    <style:style style:name="T20" style:family="text">
      <style:text-properties officeooo:rsid="005f0bde"/>
    </style:style>
    <style:style style:name="T21" style:family="text">
      <style:text-properties officeooo:rsid="0060dbac"/>
    </style:style>
    <style:style style:name="T22" style:family="text">
      <style:text-properties officeooo:rsid="0062800c"/>
    </style:style>
    <style:style style:name="T23" style:family="text">
      <style:text-properties officeooo:rsid="0062f960"/>
    </style:style>
    <style:style style:name="T24" style:family="text">
      <style:text-properties officeooo:rsid="00633dfa"/>
    </style:style>
    <style:style style:name="T25" style:family="text">
      <style:text-properties officeooo:rsid="0064642d"/>
    </style:style>
    <style:style style:name="T26" style:family="text">
      <style:text-properties officeooo:rsid="00652dad"/>
    </style:style>
    <style:style style:name="T27" style:family="text">
      <style:text-properties fo:font-style="normal" style:text-underline-style="none" fo:font-weight="normal" officeooo:rsid="00662a0d" style:font-style-asian="normal" style:font-weight-asian="normal" style:font-style-complex="normal" style:font-weight-complex="normal"/>
    </style:style>
    <style:style style:name="T28" style:family="text">
      <style:text-properties fo:font-style="normal" style:text-underline-style="none" fo:font-weight="normal" officeooo:rsid="00677a6d" style:font-style-asian="normal" style:font-weight-asian="normal" style:font-style-complex="normal" style:font-weight-complex="normal"/>
    </style:style>
    <style:style style:name="T29" style:family="text">
      <style:text-properties fo:font-style="normal" style:text-underline-style="none" fo:font-weight="normal" officeooo:rsid="0067f1de" style:font-style-asian="normal" style:font-weight-asian="normal" style:font-style-complex="normal" style:font-weight-complex="normal"/>
    </style:style>
    <style:style style:name="T30" style:family="text">
      <style:text-properties fo:font-style="normal" style:text-underline-style="none" style:font-style-asian="normal" style:font-style-complex="normal"/>
    </style:style>
    <style:style style:name="T31" style:family="text">
      <style:text-properties fo:font-style="normal" style:text-underline-style="none" officeooo:rsid="0068d8b8" style:font-style-asian="normal" style:font-style-complex="normal"/>
    </style:style>
    <style:style style:name="T32" style:family="text">
      <style:text-properties fo:color="#000000" loext:opacity="100%" style:text-outline="false" style:text-line-through-style="none" style:text-line-through-type="none" style:font-name="Liberation Serif" fo:font-size="12pt" fo:font-style="normal" fo:text-shadow="none" style:text-underline-style="none" style:font-size-asian="12pt" style:font-style-asian="normal" style:font-size-complex="12pt" style:font-style-complex="normal" style:text-overline-style="none" style:text-overline-color="font-color"/>
    </style:style>
    <style:style style:name="T33" style:family="text">
      <style:text-properties fo:color="#000000" loext:opacity="100%" style:text-outline="false" style:text-line-through-style="none" style:text-line-through-type="none" style:font-name="Liberation Serif" fo:font-size="12pt" fo:font-style="normal" fo:text-shadow="none" style:text-underline-style="none" officeooo:rsid="0068e78b" style:font-size-asian="12pt" style:font-style-asian="normal" style:font-size-complex="12pt" style:font-style-complex="normal" style:text-overline-style="none" style:text-overline-color="font-color"/>
    </style:style>
    <style:style style:name="T34" style:family="text">
      <style:text-properties fo:color="#000000" loext:opacity="100%" style:text-outline="false" style:text-line-through-style="none" style:text-line-through-type="none" style:font-name="Liberation Serif" fo:font-size="12pt" fo:font-style="normal" fo:text-shadow="none" style:text-underline-style="none" officeooo:rsid="006e50bd" style:font-size-asian="12pt" style:font-style-asian="normal" style:font-size-complex="12pt" style:font-style-complex="normal" style:text-overline-style="none" style:text-overline-color="font-color"/>
    </style:style>
    <style:style style:name="T35" style:family="text">
      <style:text-properties fo:color="#000000" loext:opacity="100%" style:text-outline="false" style:text-line-through-style="none" style:text-line-through-type="none" style:font-name="Liberation Serif" fo:font-size="12pt" fo:font-style="normal" fo:text-shadow="none" style:text-underline-style="none" officeooo:rsid="00702de3" style:font-size-asian="12pt" style:font-style-asian="normal" style:font-size-complex="12pt" style:font-style-complex="normal" style:text-overline-style="none" style:text-overline-color="font-color"/>
    </style:style>
    <style:style style:name="T36" style:family="text">
      <style:text-properties fo:color="#000000" loext:opacity="100%" style:text-outline="false" style:text-line-through-style="none" style:text-line-through-type="none" style:font-name="Liberation Serif" fo:font-size="12pt" fo:font-style="normal" fo:text-shadow="none" style:text-underline-style="none" officeooo:rsid="0070a955" style:font-size-asian="12pt" style:font-style-asian="normal" style:font-size-complex="12pt" style:font-style-complex="normal" style:text-overline-style="none" style:text-overline-color="font-color"/>
    </style:style>
    <style:style style:name="T37" style:family="text">
      <style:text-properties fo:color="#000000" loext:opacity="100%" style:text-outline="false" style:text-line-through-style="none" style:text-line-through-type="none" style:font-name="Liberation Serif" fo:font-size="12pt" fo:font-style="normal" fo:text-shadow="none" style:text-underline-style="none" officeooo:rsid="007168a3" style:font-size-asian="12pt" style:font-style-asian="normal" style:font-size-complex="12pt" style:font-style-complex="normal" style:text-overline-style="none" style:text-overline-color="font-color"/>
    </style:style>
    <style:style style:name="T38" style:family="text">
      <style:text-properties officeooo:rsid="006df5e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A TECHNICAL REPORT</text:p>
      <text:p text:style-name="P4">ON</text:p>
      <text:p text:style-name="P4">STUDENT INDUSTRIAL WORK EXPERIENCE (SIWES)</text:p>
      <text:p text:style-name="P4">TRAINING PROGRAMME</text:p>
      <text:p text:style-name="P4">AT</text:p>
      <text:p text:style-name="Standard">{Chevron Logo}</text:p>
      <text:p text:style-name="Standard">CHEVRON NIGERIA LIMITED,</text:p>
      <text:p text:style-name="Standard">2 Chevron Drive, Lekki Peninsula,</text:p>
      <text:p text:style-name="Standard">Lagos, Nigeria</text:p>
      <text:p text:style-name="Standard">SUBMITTED IN PARTIAL FULFILLMENT OF THE REQUIREMENTS FOR THE AWARD OF</text:p>
      <text:p text:style-name="P4">DEGREE OF BACHELOR OF SCIENCE (B.Sc.) IN COMPUTER ENGINEERING</text:p>
      <text:p text:style-name="Standard">{Unilag Logo}</text:p>
      <text:p text:style-name="P4">SUBMITTED BY</text:p>
      <text:p text:style-name="P4">UDE, CHIDERAA EBENEZER</text:p>
      <text:p text:style-name="P4">170408017</text:p>
      <text:p text:style-name="Standard">SUBMITTED TO</text:p>
      <text:p text:style-name="P4">DEPARTMENT OF ELECTRICAL AND ELECTRONICS ENGINEERING,</text:p>
      <text:p text:style-name="P4">UNIVERSITY OF LAGOS, AKOKA</text:p>
      <text:p text:style-name="P6">(FEBRUARY – JULY, 2023)</text:p>
      <text:p text:style-name="P5">CERTIFICATION</text:p>
      <text:p text:style-name="Standard">This is to certify that UDE, CHIDERAA EBENEZER, a student of the department of ELECTRICAL/ELECTRONICS ENGINEERING, University of Lagos, with matriculation number 170408017, had his 24 weeks of Industrial Training (IT) with CHEVRON NIGERIA LIMITED (CNL) at 2 Chevron Drive, Lekki Peninsula, Lagos, Nigeria.</text:p>
      <text:p text:style-name="Standard">UDE, Chideraa Ebenezer</text:p>
      <text:p text:style-name="Standard">(Student)</text:p>
      <text:p text:style-name="Standard">Mr. Chukwudi Chukwurah</text:p>
      <text:p text:style-name="Standard">(Industry-based Supervisor)</text:p>
      <text:p text:style-name="Standard">Engr. A. E. Ibhaze</text:p>
      <text:p text:style-name="P1">(Institution-based Supervisor)</text:p>
      <text:p text:style-name="P3">DEDICATION</text:p>
      <text:p text:style-name="Standard">This report is dedicated to my friend Arthur. I could never have made it through those six months withouth him.</text:p>
      <text:p text:style-name="P3">ACKNOWLEDGEMENT</text:p>
      <text:p text:style-name="Standard">Let me begin by thanking the God and Father of our Lord Jesus Christ for preserving my life during the entire SIWES program. Those six months were demanding in every respect, but He never left me at any time.</text:p>
      <text:p text:style-name="Standard">I could not have undertaken this journey without the oversight of the Central Industrial Liaison and Placement Unit (CILPU), University of Lagos. I am also deeply indebted to Mr. Chukwudi Chukwurah and the entire Workforce Enablement team at Chevron Nigeria Limited (CNL). They provided me the necessary resources for a holistic learning experience.</text:p>
      <text:p text:style-name="Standard">Special thanks to Engr. M. Odekunle, my SIWES coordinator, and Engr. A. E. Ibhaze, my course adviser and institution-based supervisor. They never ceased to give timely feedback every step of the way. I am also grateful to Arthur, Daniel and Mariam – fellow interns at CNL’s IT Department – whose sweet spirit kept me going.</text:p>
      <text:p text:style-name="Standard">Of course, I cannot forget my own parents, Mr. Emeka and Mrs. Juliet Ude, who laboured ceaslessly to ensure I was comfortable the entire time. My mum’s sister, Mrs. Ada Okoye, hosted me during the last 5 weeks of my internship. Her reward is great in heaven.</text:p>
      <text:p text:style-name="P3">ABSTRACT</text:p>
      <text:p text:style-name="P2">IT Support is fast becoming an attractive career path for many university students and those seeking change of jobs. This is because it meets the needs of most modern companies – from setting up workspaces to up-scaling and even managing them. This report describes my experience as an IT Support Intern at Chevron Nigeria Limited. In it I discuss my engagement with Networking, Operating Systems, System Administration, IT Security and Automation with Python. I found that many projects I completed can be adapted to an academic setting, and I am actively pursuing that. I conclude by showing how all I learnt is relevant to my course of study – Computer Engineering.</text:p>
      <text:p text:style-name="P8">LIST OF ABBREVIATIONS</text:p>
      <text:p text:style-name="P7">LIST OF FIGURES</text:p>
      <text:p text:style-name="P3">CHAPTER ONE – INTRODUCTION</text:p>
      <text:p text:style-name="P4">1.0<text:tab/>Introduction to SIWES</text:p>
      <text:p text:style-name="Standard">The Student Industrial Work Experience Scheme (SIWES) was established by the Industrial Training Fund (ITF) in 1973. its mission is to bridge the gap between the theory students receive in the classroom with practical skills they need to succeed in the industry. The scheme not only provides students the opportunity to work with machinery their institution could not have otherwise afforded but also opens up their network to students from other institutions <text:reference-mark-start text:name="ZOTERO_ITEM CSL_CITATION {&quot;citationID&quot;:&quot;SkToYEZy&quot;,&quot;properties&quot;:{&quot;formattedCitation&quot;:&quot;[1]&quot;,&quot;plainCitation&quot;:&quot;[1]&quot;,&quot;noteIndex&quot;:0},&quot;citationItems&quot;:[{&quot;id&quot;:63,&quot;uris&quot;:[&quot;http://zotero.org/users/12630605/items/9FMN7MRG&quot;],&quot;itemData&quot;:{&quot;id&quot;:63,&quot;type&quot;:&quot;webpage&quot;,&quot;title&quot;:&quot;ITF:: Industrial Training Fund, Nigeria&quot;,&quot;URL&quot;:&quot;https://www.itf.gov.ng/services/single/?selectedService=SIWES%20Management&quot;,&quot;accessed&quot;:{&quot;date-parts&quot;:[[&quot;2023&quot;,10,14]]}}}],&quot;schema&quot;:&quot;https://github.com/citation-style-language/schema/raw/master/csl-citation.json&quot;} RNDeXEcL6e6kz"/>[1]<text:reference-mark-end text:name="ZOTERO_ITEM CSL_CITATION {&quot;citationID&quot;:&quot;SkToYEZy&quot;,&quot;properties&quot;:{&quot;formattedCitation&quot;:&quot;[1]&quot;,&quot;plainCitation&quot;:&quot;[1]&quot;,&quot;noteIndex&quot;:0},&quot;citationItems&quot;:[{&quot;id&quot;:63,&quot;uris&quot;:[&quot;http://zotero.org/users/12630605/items/9FMN7MRG&quot;],&quot;itemData&quot;:{&quot;id&quot;:63,&quot;type&quot;:&quot;webpage&quot;,&quot;title&quot;:&quot;ITF:: Industrial Training Fund, Nigeria&quot;,&quot;URL&quot;:&quot;https://www.itf.gov.ng/services/single/?selectedService=SIWES%20Management&quot;,&quot;accessed&quot;:{&quot;date-parts&quot;:[[&quot;2023&quot;,10,14]]}}}],&quot;schema&quot;:&quot;https://github.com/citation-style-language/schema/raw/master/csl-citation.json&quot;} RNDeXEcL6e6kz"/>.</text:p>
      <text:p text:style-name="P4">1.0.1<text:tab/>Organisation and Sttructure of SIWES</text:p>
      <text:list xml:id="list3469820974" text:style-name="L1">
        <text:list-item>
          <text:p text:style-name="P9">Operators:</text:p>
          <text:list>
            <text:list-item>
              <text:p text:style-name="P9">Industrial Training Fund (ITF)</text:p>
            </text:list-item>
            <text:list-item>
              <text:p text:style-name="P9">National Universities Commission (NUC)</text:p>
            </text:list-item>
            <text:list-item>
              <text:p text:style-name="P9">National Commission for Colleges of Education (NCCE)</text:p>
            </text:list-item>
            <text:list-item>
              <text:p text:style-name="P9">National Board for Technical Education (NBTE)</text:p>
            </text:list-item>
            <text:list-item>
              <text:p text:style-name="P9">Employers of Labour</text:p>
            </text:list-item>
            <text:list-item>
              <text:p text:style-name="P9">Nigerian Tertiary Institutions</text:p>
            </text:list-item>
          </text:list>
        </text:list-item>
        <text:list-item>
          <text:p text:style-name="P9">Funding:</text:p>
          <text:list>
            <text:list-item>
              <text:p text:style-name="P9">The Federal Government of Nigeria (FGN)</text:p>
            </text:list-item>
          </text:list>
        </text:list-item>
        <text:list-item>
          <text:p text:style-name="P9">Beneficiaries: Undegraduate students of:</text:p>
          <text:list>
            <text:list-item>
              <text:p text:style-name="P9">Agriculture</text:p>
            </text:list-item>
            <text:list-item>
              <text:p text:style-name="P9">Engineering</text:p>
            </text:list-item>
            <text:list-item>
              <text:p text:style-name="P9">Technology</text:p>
            </text:list-item>
            <text:list-item>
              <text:p text:style-name="P9">Environmental Science</text:p>
            </text:list-item>
            <text:list-item>
              <text:p text:style-name="P9">Education</text:p>
            </text:list-item>
            <text:list-item>
              <text:p text:style-name="P9">Medical Science</text:p>
            </text:list-item>
            <text:list-item>
              <text:p text:style-name="P9">Pure and Applied Sciences</text:p>
            </text:list-item>
          </text:list>
        </text:list-item>
        <text:list-item>
          <text:p text:style-name="P9">Duration:</text:p>
          <text:list>
            <text:list-item>
              <text:p text:style-name="P9">4 months for polytechnics and colleges of education</text:p>
            </text:list-item>
            <text:list-item>
              <text:p text:style-name="P9">6 months for universities</text:p>
            </text:list-item>
          </text:list>
        </text:list-item>
      </text:list>
      <text:p text:style-name="P4">1.0.2<text:tab/>Objectives of SIWES</text:p>
      <text:p text:style-name="Standard">The objectives of SIWES are as follows:</text:p>
      <text:list xml:id="list1891297546" text:style-name="L2">
        <text:list-item>
          <text:p text:style-name="P10">To provide avenues for students in tertiary institutions to acquire relevant skills and experience in their course of study.</text:p>
        </text:list-item>
        <text:list-item>
          <text:p text:style-name="P10">To prepare students for the industrial work situation they are to meet after graduation.</text:p>
        </text:list-item>
        <text:list-item>
          <text:p text:style-name="P10">To expose students to methodologies and techniques in handling equipment and machinery that may not be available in their institutions.</text:p>
        </text:list-item>
        <text:list-item>
          <text:p text:style-name="P10">To make students’ transition from school to the world of work easier.</text:p>
        </text:list-item>
        <text:list-item>
          <text:p text:style-name="P10">To expand students’ network for future job placements.</text:p>
        </text:list-item>
        <text:list-item>
          <text:p text:style-name="P10">To provide students with an opportunity to apply their knowledge in the real world, thus bridging the gap between theory and practice.</text:p>
        </text:list-item>
        <text:list-item>
          <text:p text:style-name="P10">To strengthen employers’ involvement in the education process of students of tertiary institutions.</text:p>
        </text:list-item>
      </text:list>
      <text:p text:style-name="P4">1.0.3<text:tab/>Benefits of SIWES</text:p>
      <text:p text:style-name="Standard">The following are some of the benefits of SIWES:</text:p>
      <text:list xml:id="list923449773" text:style-name="L3">
        <text:list-item>
          <text:p text:style-name="P11">Hands-on Experience: SIWES exposes <text:s/>students to practical implementation of theory learned in class.</text:p>
        </text:list-item>
        <text:list-item>
          <text:p text:style-name="P11"><text:soft-page-break/>Ethics: SIWES instills values such as punctuality and professionalism which are indispensable in the modern workplace.</text:p>
        </text:list-item>
        <text:list-item>
          <text:p text:style-name="P11">Industry-Academia Collaboration: SIWES fosters partnership between tertiary institutions and industries in a way that contributes to national growth.</text:p>
        </text:list-item>
        <text:list-item>
          <text:p text:style-name="P11">Networking: SIWES provides the platform for students from different institutions to connect and share ideas.</text:p>
        </text:list-item>
        <text:list-item>
          <text:p text:style-name="P11">Reduced Unemployment: SIWES reduces the rate of graduate unemployment by equipping students with skills needed to secure jobs or start their own enterprises.</text:p>
        </text:list-item>
      </text:list>
      <text:p text:style-name="P4">1.0.4<text:tab/>Challenges faced by SIWES</text:p>
      <text:p text:style-name="Standard">Some of the challenges encountered by SIWES are as follows:</text:p>
      <text:list xml:id="list898768352" text:style-name="L4">
        <text:list-item>
          <text:p text:style-name="P12">Inadequate funding from the govvernment.</text:p>
        </text:list-item>
        <text:list-item>
          <text:p text:style-name="P12">Insufficient placement opportunities for students in companies.</text:p>
        </text:list-item>
        <text:list-item>
          <text:p text:style-name="P12">Poor supervision of students by industry-based supervisor.</text:p>
        </text:list-item>
        <text:list-item>
          <text:p text:style-name="P12">Poor supervision of students by institution-based supervisor.</text:p>
        </text:list-item>
        <text:list-item>
          <text:p text:style-name="P12">Delay of students’ allowances.</text:p>
        </text:list-item>
      </text:list>
      <text:p text:style-name="Standard"><text:span text:style-name="T1">1.1<text:tab/>Organisation History – Chevron </text:span><text:reference-mark-start text:name="ZOTERO_ITEM CSL_CITATION {&quot;citationID&quot;:&quot;dAZIjlyz&quot;,&quot;properties&quot;:{&quot;formattedCitation&quot;:&quot;[2]&quot;,&quot;plainCitation&quot;:&quot;[2]&quot;,&quot;noteIndex&quot;:0},&quot;citationItems&quot;:[{&quot;id&quot;:61,&quot;uris&quot;:[&quot;http://zotero.org/users/12630605/items/CHKWAFIQ&quot;],&quot;itemData&quot;:{&quot;id&quot;:61,&quot;type&quot;:&quot;webpage&quot;,&quot;abstract&quot;:&quot;Our company has a long, robust history, which began when a group of explorers and merchants established the Pacific Coast Oil Co. in 1879.&quot;,&quot;container-title&quot;:&quot;chevron.com&quot;,&quot;language&quot;:&quot;en-us&quot;,&quot;title&quot;:&quot;Chevron History&quot;,&quot;URL&quot;:&quot;https://www.chevron.com/about/history&quot;,&quot;author&quot;:[{&quot;family&quot;:&quot;Affairs&quot;,&quot;given&quot;:&quot;Chevron Policy&quot;,&quot;suffix&quot;:&quot;Government and Public&quot;}],&quot;accessed&quot;:{&quot;date-parts&quot;:[[&quot;2023&quot;,10,14]]}}}],&quot;schema&quot;:&quot;https://github.com/citation-style-language/schema/raw/master/csl-citation.json&quot;} RNDUUS3jvbp8p"/><text:span text:style-name="T1">[2]</text:span><text:reference-mark-end text:name="ZOTERO_ITEM CSL_CITATION {&quot;citationID&quot;:&quot;dAZIjlyz&quot;,&quot;properties&quot;:{&quot;formattedCitation&quot;:&quot;[2]&quot;,&quot;plainCitation&quot;:&quot;[2]&quot;,&quot;noteIndex&quot;:0},&quot;citationItems&quot;:[{&quot;id&quot;:61,&quot;uris&quot;:[&quot;http://zotero.org/users/12630605/items/CHKWAFIQ&quot;],&quot;itemData&quot;:{&quot;id&quot;:61,&quot;type&quot;:&quot;webpage&quot;,&quot;abstract&quot;:&quot;Our company has a long, robust history, which began when a group of explorers and merchants established the Pacific Coast Oil Co. in 1879.&quot;,&quot;container-title&quot;:&quot;chevron.com&quot;,&quot;language&quot;:&quot;en-us&quot;,&quot;title&quot;:&quot;Chevron History&quot;,&quot;URL&quot;:&quot;https://www.chevron.com/about/history&quot;,&quot;author&quot;:[{&quot;family&quot;:&quot;Affairs&quot;,&quot;given&quot;:&quot;Chevron Policy&quot;,&quot;suffix&quot;:&quot;Government and Public&quot;}],&quot;accessed&quot;:{&quot;date-parts&quot;:[[&quot;2023&quot;,10,14]]}}}],&quot;schema&quot;:&quot;https://github.com/citation-style-language/schema/raw/master/csl-citation.json&quot;} RNDUUS3jvbp8p"/></text:p>
      <text:p text:style-name="Standard">Chevron’s history can be traced to Pico No. 4, the first successful oil well that established California as an oil-producing state. This drilling campaign was undertaken by Demetrius Scofield and Frederick Taylor of the California Star Oil Works. However, lacking the capital nedded to seize market opportunities, California Star was acquired by the Pacific Coast Oil Co. (PCO), and this led to PCO’s new incorporation on September 10, 1879 in San Francisco. In the years that followed, PCO built its first refinery, undertook extensive drilling programs and built California’s first steel <text:s/>tanker, the George Loomis, which could ship 6,500 barrels of crude oil between Ventura and San Francisco.</text:p>
      <text:p text:style-name="Standard">But PCO was not the only player in the industry. By 1885, its counterpart, Standard Oil Co. – which had outstanding products, high marketing acumen and an aggressive advertising philosophy – consolidated its western interests under its subsidiary, the Standard Oil Co. (Iowa). Lacking Standard Iowa’s marketing and financial savvy, PCO agreed to be acquired by Stabdard Oil CO., and in 1906, a consolidation between PCO and Standard Iowa created a new entity, Standard Oil Co. (California). After its production capacity increased by almost 50% in 1926, Standard Oil created a new corporate structure with a new name – Standard Oil Co. of California, or Socal.</text:p>
      <text:p text:style-name="Standard">With U.S. crude oil supplies depleted by the Allies’ military during World War I, Socal began seeking oil and gas reserves beyond U.S. shores in the post-war years. It focused on the Middle East, and in 1928 gained its first foorhold when Gulf Oil Corporation offered its Bahrain concession to Socal. Market for Socal’s Middle-Eastern oil was made possible when it partnered with Texaco in 1936. The joint venture became the California Texas Oil Company, or Caltex, and melded the company’s Middle-Eastern exploration and production rights with Texaco’s extensive marketiing network in Africa and Asia.</text:p>
      <text:p text:style-name="Standard">As Socal began its second century, it had become a major company in the U.S. and was becoming familiar around the world. And yet the larger picture was unsettling, prompting the company to conclude that its normal business starategies would not be enough. The company’s choice to expand came on 5th March 1984 when it won the bid for Gulf Oil Corp., America’s then fifth-largest petroleum company, at $ 13.3 billion. It was the largest merger in corporate history at the time – a strong marriage of assets, <text:soft-page-break/>philosophies and talents of the two organisations’ employees. With it camae a new name for the company: Chevron Corporation – the name by which gasoline and other products had been known for decades in the U.S. and under whhich the company operated in other non-U.S. locations.</text:p>
      <text:p text:style-name="Standard">After forming a corporate Mergers and Acquisitions group in January 1998, Chevron began evaluating other companies that might best compliment it. Based on a long affiliation with Texaco dating back to the 1936 formation of Caltex, Chevron rated Texaco a high as a potential merge partner. On 9th October 2001, the shareholders of Chevron and Texaco voted to approve the merger, and ChevronTexaco Corp, began doing business that same day.</text:p>
      <text:p text:style-name="Standard">“The era of easy oil is over,” said the then Chairman and CEO, David J. O’Reilly. IN the months that followed the creation of ChevronTexaco, the company sought for resources in evermore-difficult environments and invested heavily to bring new energy supplies to the market. It changed its name to Chevron Corp. And then acquired Unocal Corp., further enhancing its position as a leading energy provider.</text:p>
      <text:p text:style-name="Standard">In the decades ahead, the world will need all the energy it can get, and Chevron is committed to meeting that need through an unmatched array of major capital projects. To deliver today’s expectations while working to transform tomorrow’s energy system, Chevron’s starategy is clear: leverage its capabilities, assets and customers to provide lower carbon energy to a growing world.</text:p>
      <text:p text:style-name="P4">1.1.1<text:tab/>Chevron’s Vision and Purpose</text:p>
      <text:p text:style-name="Standard"><text:span text:style-name="T1">Vision:</text:span> To be the global energy company most admired for its people, partnership and performance.</text:p>
      <text:p text:style-name="Standard"><text:span text:style-name="T1">Purpose:</text:span> To develop affordable, reliable, ever-cleaner energy that enables human progress.</text:p>
      <text:p text:style-name="P4">1.1.2<text:tab/>Chevron’s Tenets of Operation</text:p>
      <text:p text:style-name="Standard">Tenets are a code of conduct used by the workforce as a tool to guide daily decisions. Leaders play an important role in setting expectations and reinforcing behaviours consistent with the tenets. They are as follows:</text:p>
      <text:list xml:id="list3128980464" text:style-name="L5">
        <text:list-item>
          <text:p text:style-name="P13">Always operate within design and environmental limts.</text:p>
        </text:list-item>
        <text:list-item>
          <text:p text:style-name="P13">Always operate in a safe and controlled condition.</text:p>
        </text:list-item>
        <text:list-item>
          <text:p text:style-name="P13">Always ensure safety devices are in place and functioning.</text:p>
        </text:list-item>
        <text:list-item>
          <text:p text:style-name="P13">Always follow safe work practices and procedures.</text:p>
        </text:list-item>
        <text:list-item>
          <text:p text:style-name="P13">Always meet or exceed customers’ requirements.</text:p>
        </text:list-item>
        <text:list-item>
          <text:p text:style-name="P13">Always maintain integrity of dedicated systems.</text:p>
        </text:list-item>
        <text:list-item>
          <text:p text:style-name="P13">Always comply with all applicable rules and regulations.</text:p>
        </text:list-item>
        <text:list-item>
          <text:p text:style-name="P13">Always address abnormal conditions.</text:p>
        </text:list-item>
        <text:list-item>
          <text:p text:style-name="P13">Always follow written procedures for high-risk or unusual situations.</text:p>
        </text:list-item>
        <text:list-item>
          <text:p text:style-name="P13">Always involve the right people in decisions that affect procedures and equipment.</text:p>
        </text:list-item>
      </text:list>
      <text:p text:style-name="Standard">They are summarised in two key principles:</text:p>
      <text:p text:style-name="Standard">“Do it safely or not at all.”</text:p>
      <text:p text:style-name="Standard">“There is always time to do it right.”</text:p>
      <text:p text:style-name="P4">1.1.3<text:tab/>Chevron’s Products and Services</text:p>
      <text:p text:style-name="P4">Upstream</text:p>
      <text:p text:style-name="Standard">Upstream involves searching for potential underground or underwater crude oil and natural gas fields, drilling exploratory wells, and subsequently operating the wells that recover and bring the crude oil or raw natural gas to the surface <text:reference-mark-start text:name="ZOTERO_ITEM CSL_CITATION {&quot;citationID&quot;:&quot;a0FVssWa&quot;,&quot;properties&quot;:{&quot;formattedCitation&quot;:&quot;[3]&quot;,&quot;plainCitation&quot;:&quot;[3]&quot;,&quot;noteIndex&quot;:0},&quot;citationItems&quot;:[{&quot;id&quot;:38,&quot;uris&quot;:[&quot;http://zotero.org/users/12630605/items/TPZS8G47&quot;],&quot;itemData&quot;:{&quot;id&quot;:38,&quot;type&quot;:&quot;entry-encyclopedia&quot;,&quot;abstract&quot;:&quot;The oil and gas industry is usually divided into three major sectors: upstream (or exploration and production - E&amp;P), midstream and downstream. The upstream sector includes searching for potential underground or underwater crude oil and natural gas fields, drilling exploratory wells, and subsequently operating the wells that recover and bring the crude oil or raw natural gas to the surface.The upstream industry has traditionally experienced the highest number of Mergers, Acquisitions (M&amp;A) and Divestitures. M&amp;A activity for upstream oil and gas deals in 2012 totaled $254 billion in 679 deals. A large chunk of this M&amp;A, 33% in 2012, was driven by the unconventional/shale boom especially in the US followed by Russia and then Canada.\nThe aggregate value of Upstream E&amp;P assets available for sale (Deals in Play) reached a record-high of $135 billion in Q3 2013. The value of Deals in Play doubled from $46 billion in 2009 to $90 billion in 2010. With ongoing M&amp;A activity, the level remained almost the same, reaching $85 billion in December 2012. However, the first half of 2013 saw approximately $48 billion of net new assets coming on the market. Remarkably, the total value of Deals in Play in Q3 2013 nearly tripled over 2009 to $46 billion, in less than four years.&quot;,&quot;container-title&quot;:&quot;Wikipedia&quot;,&quot;language&quot;:&quot;en&quot;,&quot;license&quot;:&quot;Creative Commons Attribution-ShareAlike License&quot;,&quot;note&quot;:&quot;Page Version ID: 1154439290&quot;,&quot;source&quot;:&quot;Wikipedia&quot;,&quot;title&quot;:&quot;Upstream (petroleum industry)&quot;,&quot;URL&quot;:&quot;https://en.wikipedia.org/w/index.php?title=Upstream_(petroleum_industry)&amp;oldid=1154439290&quot;,&quot;accessed&quot;:{&quot;date-parts&quot;:[[&quot;2023&quot;,10,9]]},&quot;issued&quot;:{&quot;date-parts&quot;:[[&quot;2023&quot;,5,12]]}}}],&quot;schema&quot;:&quot;https://github.com/citation-style-language/schema/raw/master/csl-citation.json&quot;} RNDo9GaVqEj72"/>[3]<text:reference-mark-end text:name="ZOTERO_ITEM CSL_CITATION {&quot;citationID&quot;:&quot;a0FVssWa&quot;,&quot;properties&quot;:{&quot;formattedCitation&quot;:&quot;[3]&quot;,&quot;plainCitation&quot;:&quot;[3]&quot;,&quot;noteIndex&quot;:0},&quot;citationItems&quot;:[{&quot;id&quot;:38,&quot;uris&quot;:[&quot;http://zotero.org/users/12630605/items/TPZS8G47&quot;],&quot;itemData&quot;:{&quot;id&quot;:38,&quot;type&quot;:&quot;entry-encyclopedia&quot;,&quot;abstract&quot;:&quot;The oil and gas industry is usually divided into three major sectors: upstream (or exploration and production - E&amp;P), midstream and downstream. The upstream sector includes searching for potential underground or underwater crude oil and natural gas fields, drilling exploratory wells, and subsequently operating the wells that recover and bring the crude oil or raw natural gas to the surface.The upstream industry has traditionally experienced the highest number of Mergers, Acquisitions (M&amp;A) and Divestitures. M&amp;A activity for upstream oil and gas deals in 2012 totaled $254 billion in 679 deals. A large chunk of this M&amp;A, 33% in 2012, was driven by the unconventional/shale boom especially in the US followed by Russia and then Canada.\nThe aggregate value of Upstream E&amp;P assets available for sale (Deals in Play) reached a record-high of $135 billion in Q3 2013. The value of Deals in Play doubled from $46 billion in 2009 to $90 billion in 2010. With ongoing M&amp;A activity, the level remained almost the same, reaching $85 billion in December 2012. However, the first half of 2013 saw approximately $48 billion of net new assets coming on the market. Remarkably, the total value of Deals in Play in Q3 2013 nearly tripled over 2009 to $46 billion, in less than four years.&quot;,&quot;container-title&quot;:&quot;Wikipedia&quot;,&quot;language&quot;:&quot;en&quot;,&quot;license&quot;:&quot;Creative Commons Attribution-ShareAlike License&quot;,&quot;note&quot;:&quot;Page Version ID: 1154439290&quot;,&quot;source&quot;:&quot;Wikipedia&quot;,&quot;title&quot;:&quot;Upstream (petroleum industry)&quot;,&quot;URL&quot;:&quot;https://en.wikipedia.org/w/index.php?title=Upstream_(petroleum_industry)&amp;oldid=1154439290&quot;,&quot;accessed&quot;:{&quot;date-parts&quot;:[[&quot;2023&quot;,10,9]]},&quot;issued&quot;:{&quot;date-parts&quot;:[[&quot;2023&quot;,5,12]]}}}],&quot;schema&quot;:&quot;https://github.com/citation-style-language/schema/raw/master/csl-citation.json&quot;} RNDo9GaVqEj72"/>. Chevron’s upstream <text:soft-page-break/>operations. Chevron’s upstream operations are primarily in the US, Australia, Nigeria, Angola, Kazakhstan, and the Gulf of Mexico <text:reference-mark-start text:name="ZOTERO_ITEM CSL_CITATION {&quot;citationID&quot;:&quot;7sMPxmw7&quot;,&quot;properties&quot;:{&quot;formattedCitation&quot;:&quot;[4]&quot;,&quot;plainCitation&quot;:&quot;[4]&quot;,&quot;noteIndex&quot;:0},&quot;citationItems&quot;:[{&quot;id&quot;:36,&quot;uris&quot;:[&quot;http://zotero.org/users/12630605/items/3R93IM2F&quot;],&quot;itemData&quot;:{&quot;id&quot;:36,&quot;type&quot;:&quot;entry-encyclopedia&quot;,&quot;abstract&quot;:&quot;Chevron Corporation is an American multinational energy corporation predominantly specializing in oil and gas. The second-largest direct descendant of Standard Oil, and originally known as the Standard Oil Company of California (shortened to Socal or CalSo), it is headquartered in San Ramon, California, and active in more than 180 countries. Within oil and gas, Chevron is vertical integrated and is involved in hydrocarbon exploration, production, refining, marketing and transport, chemicals manufacturing and sales, and power generation.\nChevron traces its history back to the 1870s to small California-based oil companies which were acquired by Standard and merged into Standard Oil of California. The company grew quickly on its own after the breakup of Standard Oil by continuing to acquire companies and partnering with others both inside and outside of California, eventually becoming one of the Seven Sisters that dominated the global petroleum industry from the mid-1940s to the 1970s. In 1985, Socal merged with the Pittsburgh-based Gulf Oil and rebranded as Chevron; the newly merged company later merged with Texaco in 2001. Today, Chevron manufactures and sells fuels, lubricants, additives, and petrochemicals, primarily in Western North America,  the U.S. Gulf Coast, Southeast Asia, South Korea and Australia. In 2018, the company produced an average of 791,000 barrels of net oil-equivalent per day in United States.Chevron is one of the largest companies in the world and the second largest oil company based in the United States by revenue, only behind fellow Standard Oil descendant ExxonMobil. Chevron ranked 10th on the Fortune 500 in 2023. The company is also the last-remaining oil and gas component of the Dow Jones Industrial Average since ExxonMobil's exit from the index in 2020.Chevron has been subject to numerous controversies arising out of its activities, the most notable of which being related to its activities and inherited liabilities from its acquisition of Texaco in the Lago Agrio oil field, which include allegations of both Chevron and Texaco collectively dumping 18 billion tons of toxic waste and spilling 17 million gallons of petroleum. Chevron and Texaco's activities were the subject of a lawsuit Chevron lost to Ecuadorian residents defended in Ecuadorian court by Steven Donziger. Due to accusations of Donziger bribing the Ecuadorian court and the subsequent disbarment and criminal contempt charges against Donziger, Chevron was accused by environmentalists and human rights groups of jailing Donziger and compelling the US government to deny Donziger due process of law.&quot;,&quot;container-title&quot;:&quot;Wikipedia&quot;,&quot;language&quot;:&quot;en&quot;,&quot;license&quot;:&quot;Creative Commons Attribution-ShareAlike License&quot;,&quot;note&quot;:&quot;Page Version ID: 1177686984&quot;,&quot;source&quot;:&quot;Wikipedia&quot;,&quot;title&quot;:&quot;Chevron Corporation&quot;,&quot;URL&quot;:&quot;https://en.wikipedia.org/w/index.php?title=Chevron_Corporation&amp;oldid=1177686984#Upstream&quot;,&quot;accessed&quot;:{&quot;date-parts&quot;:[[&quot;2023&quot;,10,9]]},&quot;issued&quot;:{&quot;date-parts&quot;:[[&quot;2023&quot;,9,28]]}}}],&quot;schema&quot;:&quot;https://github.com/citation-style-language/schema/raw/master/csl-citation.json&quot;} RNDHOtvfnH6VB"/>[4]<text:reference-mark-end text:name="ZOTERO_ITEM CSL_CITATION {&quot;citationID&quot;:&quot;7sMPxmw7&quot;,&quot;properties&quot;:{&quot;formattedCitation&quot;:&quot;[4]&quot;,&quot;plainCitation&quot;:&quot;[4]&quot;,&quot;noteIndex&quot;:0},&quot;citationItems&quot;:[{&quot;id&quot;:36,&quot;uris&quot;:[&quot;http://zotero.org/users/12630605/items/3R93IM2F&quot;],&quot;itemData&quot;:{&quot;id&quot;:36,&quot;type&quot;:&quot;entry-encyclopedia&quot;,&quot;abstract&quot;:&quot;Chevron Corporation is an American multinational energy corporation predominantly specializing in oil and gas. The second-largest direct descendant of Standard Oil, and originally known as the Standard Oil Company of California (shortened to Socal or CalSo), it is headquartered in San Ramon, California, and active in more than 180 countries. Within oil and gas, Chevron is vertical integrated and is involved in hydrocarbon exploration, production, refining, marketing and transport, chemicals manufacturing and sales, and power generation.\nChevron traces its history back to the 1870s to small California-based oil companies which were acquired by Standard and merged into Standard Oil of California. The company grew quickly on its own after the breakup of Standard Oil by continuing to acquire companies and partnering with others both inside and outside of California, eventually becoming one of the Seven Sisters that dominated the global petroleum industry from the mid-1940s to the 1970s. In 1985, Socal merged with the Pittsburgh-based Gulf Oil and rebranded as Chevron; the newly merged company later merged with Texaco in 2001. Today, Chevron manufactures and sells fuels, lubricants, additives, and petrochemicals, primarily in Western North America,  the U.S. Gulf Coast, Southeast Asia, South Korea and Australia. In 2018, the company produced an average of 791,000 barrels of net oil-equivalent per day in United States.Chevron is one of the largest companies in the world and the second largest oil company based in the United States by revenue, only behind fellow Standard Oil descendant ExxonMobil. Chevron ranked 10th on the Fortune 500 in 2023. The company is also the last-remaining oil and gas component of the Dow Jones Industrial Average since ExxonMobil's exit from the index in 2020.Chevron has been subject to numerous controversies arising out of its activities, the most notable of which being related to its activities and inherited liabilities from its acquisition of Texaco in the Lago Agrio oil field, which include allegations of both Chevron and Texaco collectively dumping 18 billion tons of toxic waste and spilling 17 million gallons of petroleum. Chevron and Texaco's activities were the subject of a lawsuit Chevron lost to Ecuadorian residents defended in Ecuadorian court by Steven Donziger. Due to accusations of Donziger bribing the Ecuadorian court and the subsequent disbarment and criminal contempt charges against Donziger, Chevron was accused by environmentalists and human rights groups of jailing Donziger and compelling the US government to deny Donziger due process of law.&quot;,&quot;container-title&quot;:&quot;Wikipedia&quot;,&quot;language&quot;:&quot;en&quot;,&quot;license&quot;:&quot;Creative Commons Attribution-ShareAlike License&quot;,&quot;note&quot;:&quot;Page Version ID: 1177686984&quot;,&quot;source&quot;:&quot;Wikipedia&quot;,&quot;title&quot;:&quot;Chevron Corporation&quot;,&quot;URL&quot;:&quot;https://en.wikipedia.org/w/index.php?title=Chevron_Corporation&amp;oldid=1177686984#Upstream&quot;,&quot;accessed&quot;:{&quot;date-parts&quot;:[[&quot;2023&quot;,10,9]]},&quot;issued&quot;:{&quot;date-parts&quot;:[[&quot;2023&quot;,9,28]]}}}],&quot;schema&quot;:&quot;https://github.com/citation-style-language/schema/raw/master/csl-citation.json&quot;} RNDHOtvfnH6VB"/>.</text:p>
      <text:p text:style-name="P4">Midstream</text:p>
      <text:p text:style-name="Standard">The midstream sector involves the transportation (by pipeline, rail, barge, oil tanker or truck), storage, and wholesale marketing of crude or refined petroleum products <text:reference-mark-start text:name="ZOTERO_ITEM CSL_CITATION {&quot;citationID&quot;:&quot;AkdTyTzF&quot;,&quot;properties&quot;:{&quot;formattedCitation&quot;:&quot;[5]&quot;,&quot;plainCitation&quot;:&quot;[5]&quot;,&quot;noteIndex&quot;:0},&quot;citationItems&quot;:[{&quot;id&quot;:40,&quot;uris&quot;:[&quot;http://zotero.org/users/12630605/items/867URIL8&quot;],&quot;itemData&quot;:{&quot;id&quot;:40,&quot;type&quot;:&quot;entry-encyclopedia&quot;,&quot;abstract&quot;:&quot;The oil and gas industry is usually divided into three major components: upstream, midstream and downstream. The midstream sector involves the transportation (by pipeline, rail, barge, oil tanker or truck), storage, and wholesale marketing of crude or refined petroleum products. Pipelines and other transport systems can be used to move crude oil from production sites to refineries and deliver the various refined products to downstream distributors. Natural gas pipeline networks aggregate gas from natural gas purification plants and deliver it to downstream customers, such as local utilities. \nThe midstream operations are often taken to include some elements of the upstream and downstream sectors. For example, the midstream sector may include natural gas processing plants that purify the raw natural gas as well as removing and producing elemental sulfur and natural gas liquids (NGL) as finished  end-products.&quot;,&quot;container-title&quot;:&quot;Wikipedia&quot;,&quot;language&quot;:&quot;en&quot;,&quot;license&quot;:&quot;Creative Commons Attribution-ShareAlike License&quot;,&quot;note&quot;:&quot;Page Version ID: 1091062776&quot;,&quot;source&quot;:&quot;Wikipedia&quot;,&quot;title&quot;:&quot;Midstream&quot;,&quot;URL&quot;:&quot;https://en.wikipedia.org/w/index.php?title=Midstream&amp;oldid=1091062776&quot;,&quot;accessed&quot;:{&quot;date-parts&quot;:[[&quot;2023&quot;,10,9]]},&quot;issued&quot;:{&quot;date-parts&quot;:[[&quot;2022&quot;,6,2]]}}}],&quot;schema&quot;:&quot;https://github.com/citation-style-language/schema/raw/master/csl-citation.json&quot;} RNDn8RgeSCytf"/>[5]<text:reference-mark-end text:name="ZOTERO_ITEM CSL_CITATION {&quot;citationID&quot;:&quot;AkdTyTzF&quot;,&quot;properties&quot;:{&quot;formattedCitation&quot;:&quot;[5]&quot;,&quot;plainCitation&quot;:&quot;[5]&quot;,&quot;noteIndex&quot;:0},&quot;citationItems&quot;:[{&quot;id&quot;:40,&quot;uris&quot;:[&quot;http://zotero.org/users/12630605/items/867URIL8&quot;],&quot;itemData&quot;:{&quot;id&quot;:40,&quot;type&quot;:&quot;entry-encyclopedia&quot;,&quot;abstract&quot;:&quot;The oil and gas industry is usually divided into three major components: upstream, midstream and downstream. The midstream sector involves the transportation (by pipeline, rail, barge, oil tanker or truck), storage, and wholesale marketing of crude or refined petroleum products. Pipelines and other transport systems can be used to move crude oil from production sites to refineries and deliver the various refined products to downstream distributors. Natural gas pipeline networks aggregate gas from natural gas purification plants and deliver it to downstream customers, such as local utilities. \nThe midstream operations are often taken to include some elements of the upstream and downstream sectors. For example, the midstream sector may include natural gas processing plants that purify the raw natural gas as well as removing and producing elemental sulfur and natural gas liquids (NGL) as finished  end-products.&quot;,&quot;container-title&quot;:&quot;Wikipedia&quot;,&quot;language&quot;:&quot;en&quot;,&quot;license&quot;:&quot;Creative Commons Attribution-ShareAlike License&quot;,&quot;note&quot;:&quot;Page Version ID: 1091062776&quot;,&quot;source&quot;:&quot;Wikipedia&quot;,&quot;title&quot;:&quot;Midstream&quot;,&quot;URL&quot;:&quot;https://en.wikipedia.org/w/index.php?title=Midstream&amp;oldid=1091062776&quot;,&quot;accessed&quot;:{&quot;date-parts&quot;:[[&quot;2023&quot;,10,9]]},&quot;issued&quot;:{&quot;date-parts&quot;:[[&quot;2022&quot;,6,2]]}}}],&quot;schema&quot;:&quot;https://github.com/citation-style-language/schema/raw/master/csl-citation.json&quot;} RNDn8RgeSCytf"/>. In 2021, Chevron completed its purchase of Noble Midstream Partners LP, which has crude oil, produced water and gas gathering assets in the Permian Basin in West Texas and the DJ Basin in Colorado. Chevron Shipping Company, a wholly owned subsidiary, provides the maritime transport operations, marine consulting services and marine risk management services for Chevron Corporation <text:reference-mark-start text:name="ZOTERO_ITEM CSL_CITATION {&quot;citationID&quot;:&quot;GQrQG4r9&quot;,&quot;properties&quot;:{&quot;formattedCitation&quot;:&quot;[4]&quot;,&quot;plainCitation&quot;:&quot;[4]&quot;,&quot;noteIndex&quot;:0},&quot;citationItems&quot;:[{&quot;id&quot;:36,&quot;uris&quot;:[&quot;http://zotero.org/users/12630605/items/3R93IM2F&quot;],&quot;itemData&quot;:{&quot;id&quot;:36,&quot;type&quot;:&quot;entry-encyclopedia&quot;,&quot;abstract&quot;:&quot;Chevron Corporation is an American multinational energy corporation predominantly specializing in oil and gas. The second-largest direct descendant of Standard Oil, and originally known as the Standard Oil Company of California (shortened to Socal or CalSo), it is headquartered in San Ramon, California, and active in more than 180 countries. Within oil and gas, Chevron is vertical integrated and is involved in hydrocarbon exploration, production, refining, marketing and transport, chemicals manufacturing and sales, and power generation.\nChevron traces its history back to the 1870s to small California-based oil companies which were acquired by Standard and merged into Standard Oil of California. The company grew quickly on its own after the breakup of Standard Oil by continuing to acquire companies and partnering with others both inside and outside of California, eventually becoming one of the Seven Sisters that dominated the global petroleum industry from the mid-1940s to the 1970s. In 1985, Socal merged with the Pittsburgh-based Gulf Oil and rebranded as Chevron; the newly merged company later merged with Texaco in 2001. Today, Chevron manufactures and sells fuels, lubricants, additives, and petrochemicals, primarily in Western North America,  the U.S. Gulf Coast, Southeast Asia, South Korea and Australia. In 2018, the company produced an average of 791,000 barrels of net oil-equivalent per day in United States.Chevron is one of the largest companies in the world and the second largest oil company based in the United States by revenue, only behind fellow Standard Oil descendant ExxonMobil. Chevron ranked 10th on the Fortune 500 in 2023. The company is also the last-remaining oil and gas component of the Dow Jones Industrial Average since ExxonMobil's exit from the index in 2020.Chevron has been subject to numerous controversies arising out of its activities, the most notable of which being related to its activities and inherited liabilities from its acquisition of Texaco in the Lago Agrio oil field, which include allegations of both Chevron and Texaco collectively dumping 18 billion tons of toxic waste and spilling 17 million gallons of petroleum. Chevron and Texaco's activities were the subject of a lawsuit Chevron lost to Ecuadorian residents defended in Ecuadorian court by Steven Donziger. Due to accusations of Donziger bribing the Ecuadorian court and the subsequent disbarment and criminal contempt charges against Donziger, Chevron was accused by environmentalists and human rights groups of jailing Donziger and compelling the US government to deny Donziger due process of law.&quot;,&quot;container-title&quot;:&quot;Wikipedia&quot;,&quot;language&quot;:&quot;en&quot;,&quot;license&quot;:&quot;Creative Commons Attribution-ShareAlike License&quot;,&quot;note&quot;:&quot;Page Version ID: 1177686984&quot;,&quot;source&quot;:&quot;Wikipedia&quot;,&quot;title&quot;:&quot;Chevron Corporation&quot;,&quot;URL&quot;:&quot;https://en.wikipedia.org/w/index.php?title=Chevron_Corporation&amp;oldid=1177686984#Upstream&quot;,&quot;accessed&quot;:{&quot;date-parts&quot;:[[&quot;2023&quot;,10,9]]},&quot;issued&quot;:{&quot;date-parts&quot;:[[&quot;2023&quot;,9,28]]}}}],&quot;schema&quot;:&quot;https://github.com/citation-style-language/schema/raw/master/csl-citation.json&quot;} RND9rPzs9ZGA0"/>[4]<text:reference-mark-end text:name="ZOTERO_ITEM CSL_CITATION {&quot;citationID&quot;:&quot;GQrQG4r9&quot;,&quot;properties&quot;:{&quot;formattedCitation&quot;:&quot;[4]&quot;,&quot;plainCitation&quot;:&quot;[4]&quot;,&quot;noteIndex&quot;:0},&quot;citationItems&quot;:[{&quot;id&quot;:36,&quot;uris&quot;:[&quot;http://zotero.org/users/12630605/items/3R93IM2F&quot;],&quot;itemData&quot;:{&quot;id&quot;:36,&quot;type&quot;:&quot;entry-encyclopedia&quot;,&quot;abstract&quot;:&quot;Chevron Corporation is an American multinational energy corporation predominantly specializing in oil and gas. The second-largest direct descendant of Standard Oil, and originally known as the Standard Oil Company of California (shortened to Socal or CalSo), it is headquartered in San Ramon, California, and active in more than 180 countries. Within oil and gas, Chevron is vertical integrated and is involved in hydrocarbon exploration, production, refining, marketing and transport, chemicals manufacturing and sales, and power generation.\nChevron traces its history back to the 1870s to small California-based oil companies which were acquired by Standard and merged into Standard Oil of California. The company grew quickly on its own after the breakup of Standard Oil by continuing to acquire companies and partnering with others both inside and outside of California, eventually becoming one of the Seven Sisters that dominated the global petroleum industry from the mid-1940s to the 1970s. In 1985, Socal merged with the Pittsburgh-based Gulf Oil and rebranded as Chevron; the newly merged company later merged with Texaco in 2001. Today, Chevron manufactures and sells fuels, lubricants, additives, and petrochemicals, primarily in Western North America,  the U.S. Gulf Coast, Southeast Asia, South Korea and Australia. In 2018, the company produced an average of 791,000 barrels of net oil-equivalent per day in United States.Chevron is one of the largest companies in the world and the second largest oil company based in the United States by revenue, only behind fellow Standard Oil descendant ExxonMobil. Chevron ranked 10th on the Fortune 500 in 2023. The company is also the last-remaining oil and gas component of the Dow Jones Industrial Average since ExxonMobil's exit from the index in 2020.Chevron has been subject to numerous controversies arising out of its activities, the most notable of which being related to its activities and inherited liabilities from its acquisition of Texaco in the Lago Agrio oil field, which include allegations of both Chevron and Texaco collectively dumping 18 billion tons of toxic waste and spilling 17 million gallons of petroleum. Chevron and Texaco's activities were the subject of a lawsuit Chevron lost to Ecuadorian residents defended in Ecuadorian court by Steven Donziger. Due to accusations of Donziger bribing the Ecuadorian court and the subsequent disbarment and criminal contempt charges against Donziger, Chevron was accused by environmentalists and human rights groups of jailing Donziger and compelling the US government to deny Donziger due process of law.&quot;,&quot;container-title&quot;:&quot;Wikipedia&quot;,&quot;language&quot;:&quot;en&quot;,&quot;license&quot;:&quot;Creative Commons Attribution-ShareAlike License&quot;,&quot;note&quot;:&quot;Page Version ID: 1177686984&quot;,&quot;source&quot;:&quot;Wikipedia&quot;,&quot;title&quot;:&quot;Chevron Corporation&quot;,&quot;URL&quot;:&quot;https://en.wikipedia.org/w/index.php?title=Chevron_Corporation&amp;oldid=1177686984#Upstream&quot;,&quot;accessed&quot;:{&quot;date-parts&quot;:[[&quot;2023&quot;,10,9]]},&quot;issued&quot;:{&quot;date-parts&quot;:[[&quot;2023&quot;,9,28]]}}}],&quot;schema&quot;:&quot;https://github.com/citation-style-language/schema/raw/master/csl-citation.json&quot;} RND9rPzs9ZGA0"/>.</text:p>
      <text:p text:style-name="P4">Downstream</text:p>
      <text:p text:style-name="Standard">The downstream sector reaches consumers through products such as gasoline or petrol, kerosene, jet fuel, diesel oil, heating oil, fuel oils, lubricants, waxes, asphalt, natural gas, and liquefied petroleum gas (LPG) as well as naphtha and hundreds of petrochemicals <text:reference-mark-start text:name="ZOTERO_ITEM CSL_CITATION {&quot;citationID&quot;:&quot;TqVK7k5g&quot;,&quot;properties&quot;:{&quot;formattedCitation&quot;:&quot;[6]&quot;,&quot;plainCitation&quot;:&quot;[6]&quot;,&quot;noteIndex&quot;:0},&quot;citationItems&quot;:[{&quot;id&quot;:42,&quot;uris&quot;:[&quot;http://zotero.org/users/12630605/items/9KTUB6ML&quot;],&quot;itemData&quot;:{&quot;id&quot;:42,&quot;type&quot;:&quot;entry-encyclopedia&quot;,&quot;abstract&quot;:&quot;The oil and gas industry is usually divided into three major sectors: upstream, midstream, and downstream. The downstream sector is the refining of petroleum crude oil and the processing and purifying of raw natural gas, as well as the marketing and distribution of products derived from crude oil and natural gas. The downstream sector reaches consumers through products such as gasoline or petrol, kerosene, jet fuel, diesel oil, heating oil, fuel oils, lubricants, waxes, asphalt, natural gas, and liquefied petroleum gas (LPG) as well as naphtha and hundreds of petrochemicals.\nMidstream operations are often included in the downstream category and are considered to be a part of the downstream sector.&quot;,&quot;container-title&quot;:&quot;Wikipedia&quot;,&quot;language&quot;:&quot;en&quot;,&quot;license&quot;:&quot;Creative Commons Attribution-ShareAlike License&quot;,&quot;note&quot;:&quot;Page Version ID: 1165014862&quot;,&quot;source&quot;:&quot;Wikipedia&quot;,&quot;title&quot;:&quot;Downstream (petroleum industry)&quot;,&quot;URL&quot;:&quot;https://en.wikipedia.org/w/index.php?title=Downstream_(petroleum_industry)&amp;oldid=1165014862&quot;,&quot;accessed&quot;:{&quot;date-parts&quot;:[[&quot;2023&quot;,10,9]]},&quot;issued&quot;:{&quot;date-parts&quot;:[[&quot;2023&quot;,7,12]]}}}],&quot;schema&quot;:&quot;https://github.com/citation-style-language/schema/raw/master/csl-citation.json&quot;} RNDKhC1x5stMM"/>[6]<text:reference-mark-end text:name="ZOTERO_ITEM CSL_CITATION {&quot;citationID&quot;:&quot;TqVK7k5g&quot;,&quot;properties&quot;:{&quot;formattedCitation&quot;:&quot;[6]&quot;,&quot;plainCitation&quot;:&quot;[6]&quot;,&quot;noteIndex&quot;:0},&quot;citationItems&quot;:[{&quot;id&quot;:42,&quot;uris&quot;:[&quot;http://zotero.org/users/12630605/items/9KTUB6ML&quot;],&quot;itemData&quot;:{&quot;id&quot;:42,&quot;type&quot;:&quot;entry-encyclopedia&quot;,&quot;abstract&quot;:&quot;The oil and gas industry is usually divided into three major sectors: upstream, midstream, and downstream. The downstream sector is the refining of petroleum crude oil and the processing and purifying of raw natural gas, as well as the marketing and distribution of products derived from crude oil and natural gas. The downstream sector reaches consumers through products such as gasoline or petrol, kerosene, jet fuel, diesel oil, heating oil, fuel oils, lubricants, waxes, asphalt, natural gas, and liquefied petroleum gas (LPG) as well as naphtha and hundreds of petrochemicals.\nMidstream operations are often included in the downstream category and are considered to be a part of the downstream sector.&quot;,&quot;container-title&quot;:&quot;Wikipedia&quot;,&quot;language&quot;:&quot;en&quot;,&quot;license&quot;:&quot;Creative Commons Attribution-ShareAlike License&quot;,&quot;note&quot;:&quot;Page Version ID: 1165014862&quot;,&quot;source&quot;:&quot;Wikipedia&quot;,&quot;title&quot;:&quot;Downstream (petroleum industry)&quot;,&quot;URL&quot;:&quot;https://en.wikipedia.org/w/index.php?title=Downstream_(petroleum_industry)&amp;oldid=1165014862&quot;,&quot;accessed&quot;:{&quot;date-parts&quot;:[[&quot;2023&quot;,10,9]]},&quot;issued&quot;:{&quot;date-parts&quot;:[[&quot;2023&quot;,7,12]]}}}],&quot;schema&quot;:&quot;https://github.com/citation-style-language/schema/raw/master/csl-citation.json&quot;} RNDKhC1x5stMM"/>. Chevron's downstream operations manufacture and sell products such as fuels, lubricants, additives and petrochemicals. The company's most significant areas of operations are the west coast of North America, the U.S. Gulf Coast, Southeast Asia, South Korea, Australia and South Africa. In 2010, Chevron sold an average of 3.1 million barrels per day (490×103 m<text:span text:style-name="T19">3</text:span>/d) of refined products like gasoline, diesel and jet fuel <text:reference-mark-start text:name="ZOTERO_ITEM CSL_CITATION {&quot;citationID&quot;:&quot;ee5YUAkf&quot;,&quot;properties&quot;:{&quot;formattedCitation&quot;:&quot;[4]&quot;,&quot;plainCitation&quot;:&quot;[4]&quot;,&quot;noteIndex&quot;:0},&quot;citationItems&quot;:[{&quot;id&quot;:36,&quot;uris&quot;:[&quot;http://zotero.org/users/12630605/items/3R93IM2F&quot;],&quot;itemData&quot;:{&quot;id&quot;:36,&quot;type&quot;:&quot;entry-encyclopedia&quot;,&quot;abstract&quot;:&quot;Chevron Corporation is an American multinational energy corporation predominantly specializing in oil and gas. The second-largest direct descendant of Standard Oil, and originally known as the Standard Oil Company of California (shortened to Socal or CalSo), it is headquartered in San Ramon, California, and active in more than 180 countries. Within oil and gas, Chevron is vertical integrated and is involved in hydrocarbon exploration, production, refining, marketing and transport, chemicals manufacturing and sales, and power generation.\nChevron traces its history back to the 1870s to small California-based oil companies which were acquired by Standard and merged into Standard Oil of California. The company grew quickly on its own after the breakup of Standard Oil by continuing to acquire companies and partnering with others both inside and outside of California, eventually becoming one of the Seven Sisters that dominated the global petroleum industry from the mid-1940s to the 1970s. In 1985, Socal merged with the Pittsburgh-based Gulf Oil and rebranded as Chevron; the newly merged company later merged with Texaco in 2001. Today, Chevron manufactures and sells fuels, lubricants, additives, and petrochemicals, primarily in Western North America,  the U.S. Gulf Coast, Southeast Asia, South Korea and Australia. In 2018, the company produced an average of 791,000 barrels of net oil-equivalent per day in United States.Chevron is one of the largest companies in the world and the second largest oil company based in the United States by revenue, only behind fellow Standard Oil descendant ExxonMobil. Chevron ranked 10th on the Fortune 500 in 2023. The company is also the last-remaining oil and gas component of the Dow Jones Industrial Average since ExxonMobil's exit from the index in 2020.Chevron has been subject to numerous controversies arising out of its activities, the most notable of which being related to its activities and inherited liabilities from its acquisition of Texaco in the Lago Agrio oil field, which include allegations of both Chevron and Texaco collectively dumping 18 billion tons of toxic waste and spilling 17 million gallons of petroleum. Chevron and Texaco's activities were the subject of a lawsuit Chevron lost to Ecuadorian residents defended in Ecuadorian court by Steven Donziger. Due to accusations of Donziger bribing the Ecuadorian court and the subsequent disbarment and criminal contempt charges against Donziger, Chevron was accused by environmentalists and human rights groups of jailing Donziger and compelling the US government to deny Donziger due process of law.&quot;,&quot;container-title&quot;:&quot;Wikipedia&quot;,&quot;language&quot;:&quot;en&quot;,&quot;license&quot;:&quot;Creative Commons Attribution-ShareAlike License&quot;,&quot;note&quot;:&quot;Page Version ID: 1177686984&quot;,&quot;source&quot;:&quot;Wikipedia&quot;,&quot;title&quot;:&quot;Chevron Corporation&quot;,&quot;URL&quot;:&quot;https://en.wikipedia.org/w/index.php?title=Chevron_Corporation&amp;oldid=1177686984#Upstream&quot;,&quot;accessed&quot;:{&quot;date-parts&quot;:[[&quot;2023&quot;,10,9]]},&quot;issued&quot;:{&quot;date-parts&quot;:[[&quot;2023&quot;,9,28]]}}}],&quot;schema&quot;:&quot;https://github.com/citation-style-language/schema/raw/master/csl-citation.json&quot;} RNDWlSQX0NmbA"/>[4]<text:reference-mark-end text:name="ZOTERO_ITEM CSL_CITATION {&quot;citationID&quot;:&quot;ee5YUAkf&quot;,&quot;properties&quot;:{&quot;formattedCitation&quot;:&quot;[4]&quot;,&quot;plainCitation&quot;:&quot;[4]&quot;,&quot;noteIndex&quot;:0},&quot;citationItems&quot;:[{&quot;id&quot;:36,&quot;uris&quot;:[&quot;http://zotero.org/users/12630605/items/3R93IM2F&quot;],&quot;itemData&quot;:{&quot;id&quot;:36,&quot;type&quot;:&quot;entry-encyclopedia&quot;,&quot;abstract&quot;:&quot;Chevron Corporation is an American multinational energy corporation predominantly specializing in oil and gas. The second-largest direct descendant of Standard Oil, and originally known as the Standard Oil Company of California (shortened to Socal or CalSo), it is headquartered in San Ramon, California, and active in more than 180 countries. Within oil and gas, Chevron is vertical integrated and is involved in hydrocarbon exploration, production, refining, marketing and transport, chemicals manufacturing and sales, and power generation.\nChevron traces its history back to the 1870s to small California-based oil companies which were acquired by Standard and merged into Standard Oil of California. The company grew quickly on its own after the breakup of Standard Oil by continuing to acquire companies and partnering with others both inside and outside of California, eventually becoming one of the Seven Sisters that dominated the global petroleum industry from the mid-1940s to the 1970s. In 1985, Socal merged with the Pittsburgh-based Gulf Oil and rebranded as Chevron; the newly merged company later merged with Texaco in 2001. Today, Chevron manufactures and sells fuels, lubricants, additives, and petrochemicals, primarily in Western North America,  the U.S. Gulf Coast, Southeast Asia, South Korea and Australia. In 2018, the company produced an average of 791,000 barrels of net oil-equivalent per day in United States.Chevron is one of the largest companies in the world and the second largest oil company based in the United States by revenue, only behind fellow Standard Oil descendant ExxonMobil. Chevron ranked 10th on the Fortune 500 in 2023. The company is also the last-remaining oil and gas component of the Dow Jones Industrial Average since ExxonMobil's exit from the index in 2020.Chevron has been subject to numerous controversies arising out of its activities, the most notable of which being related to its activities and inherited liabilities from its acquisition of Texaco in the Lago Agrio oil field, which include allegations of both Chevron and Texaco collectively dumping 18 billion tons of toxic waste and spilling 17 million gallons of petroleum. Chevron and Texaco's activities were the subject of a lawsuit Chevron lost to Ecuadorian residents defended in Ecuadorian court by Steven Donziger. Due to accusations of Donziger bribing the Ecuadorian court and the subsequent disbarment and criminal contempt charges against Donziger, Chevron was accused by environmentalists and human rights groups of jailing Donziger and compelling the US government to deny Donziger due process of law.&quot;,&quot;container-title&quot;:&quot;Wikipedia&quot;,&quot;language&quot;:&quot;en&quot;,&quot;license&quot;:&quot;Creative Commons Attribution-ShareAlike License&quot;,&quot;note&quot;:&quot;Page Version ID: 1177686984&quot;,&quot;source&quot;:&quot;Wikipedia&quot;,&quot;title&quot;:&quot;Chevron Corporation&quot;,&quot;URL&quot;:&quot;https://en.wikipedia.org/w/index.php?title=Chevron_Corporation&amp;oldid=1177686984#Upstream&quot;,&quot;accessed&quot;:{&quot;date-parts&quot;:[[&quot;2023&quot;,10,9]]},&quot;issued&quot;:{&quot;date-parts&quot;:[[&quot;2023&quot;,9,28]]}}}],&quot;schema&quot;:&quot;https://github.com/citation-style-language/schema/raw/master/csl-citation.json&quot;} RNDWlSQX0NmbA"/>.</text:p>
      <text:p text:style-name="P4">Alternative Energy</text:p>
      <text:p text:style-name="Standard">Chevron's alternative energy operations include geothermal, solar, wind, biofuel, fuel cells, and hydrogen. It boasts being the world's largest producer of geothermal energy and has its headquarters in Southeast Asia <text:reference-mark-start text:name="ZOTERO_ITEM CSL_CITATION {&quot;citationID&quot;:&quot;sdM6qZ7k&quot;,&quot;properties&quot;:{&quot;formattedCitation&quot;:&quot;[4]&quot;,&quot;plainCitation&quot;:&quot;[4]&quot;,&quot;noteIndex&quot;:0},&quot;citationItems&quot;:[{&quot;id&quot;:36,&quot;uris&quot;:[&quot;http://zotero.org/users/12630605/items/3R93IM2F&quot;],&quot;itemData&quot;:{&quot;id&quot;:36,&quot;type&quot;:&quot;entry-encyclopedia&quot;,&quot;abstract&quot;:&quot;Chevron Corporation is an American multinational energy corporation predominantly specializing in oil and gas. The second-largest direct descendant of Standard Oil, and originally known as the Standard Oil Company of California (shortened to Socal or CalSo), it is headquartered in San Ramon, California, and active in more than 180 countries. Within oil and gas, Chevron is vertical integrated and is involved in hydrocarbon exploration, production, refining, marketing and transport, chemicals manufacturing and sales, and power generation.\nChevron traces its history back to the 1870s to small California-based oil companies which were acquired by Standard and merged into Standard Oil of California. The company grew quickly on its own after the breakup of Standard Oil by continuing to acquire companies and partnering with others both inside and outside of California, eventually becoming one of the Seven Sisters that dominated the global petroleum industry from the mid-1940s to the 1970s. In 1985, Socal merged with the Pittsburgh-based Gulf Oil and rebranded as Chevron; the newly merged company later merged with Texaco in 2001. Today, Chevron manufactures and sells fuels, lubricants, additives, and petrochemicals, primarily in Western North America,  the U.S. Gulf Coast, Southeast Asia, South Korea and Australia. In 2018, the company produced an average of 791,000 barrels of net oil-equivalent per day in United States.Chevron is one of the largest companies in the world and the second largest oil company based in the United States by revenue, only behind fellow Standard Oil descendant ExxonMobil. Chevron ranked 10th on the Fortune 500 in 2023. The company is also the last-remaining oil and gas component of the Dow Jones Industrial Average since ExxonMobil's exit from the index in 2020.Chevron has been subject to numerous controversies arising out of its activities, the most notable of which being related to its activities and inherited liabilities from its acquisition of Texaco in the Lago Agrio oil field, which include allegations of both Chevron and Texaco collectively dumping 18 billion tons of toxic waste and spilling 17 million gallons of petroleum. Chevron and Texaco's activities were the subject of a lawsuit Chevron lost to Ecuadorian residents defended in Ecuadorian court by Steven Donziger. Due to accusations of Donziger bribing the Ecuadorian court and the subsequent disbarment and criminal contempt charges against Donziger, Chevron was accused by environmentalists and human rights groups of jailing Donziger and compelling the US government to deny Donziger due process of law.&quot;,&quot;container-title&quot;:&quot;Wikipedia&quot;,&quot;language&quot;:&quot;en&quot;,&quot;license&quot;:&quot;Creative Commons Attribution-ShareAlike License&quot;,&quot;note&quot;:&quot;Page Version ID: 1177686984&quot;,&quot;source&quot;:&quot;Wikipedia&quot;,&quot;title&quot;:&quot;Chevron Corporation&quot;,&quot;URL&quot;:&quot;https://en.wikipedia.org/w/index.php?title=Chevron_Corporation&amp;oldid=1177686984#Upstream&quot;,&quot;accessed&quot;:{&quot;date-parts&quot;:[[&quot;2023&quot;,10,9]]},&quot;issued&quot;:{&quot;date-parts&quot;:[[&quot;2023&quot;,9,28]]}}}],&quot;schema&quot;:&quot;https://github.com/citation-style-language/schema/raw/master/csl-citation.json&quot;} RNDWWT29NtLeC"/>[4]<text:reference-mark-end text:name="ZOTERO_ITEM CSL_CITATION {&quot;citationID&quot;:&quot;sdM6qZ7k&quot;,&quot;properties&quot;:{&quot;formattedCitation&quot;:&quot;[4]&quot;,&quot;plainCitation&quot;:&quot;[4]&quot;,&quot;noteIndex&quot;:0},&quot;citationItems&quot;:[{&quot;id&quot;:36,&quot;uris&quot;:[&quot;http://zotero.org/users/12630605/items/3R93IM2F&quot;],&quot;itemData&quot;:{&quot;id&quot;:36,&quot;type&quot;:&quot;entry-encyclopedia&quot;,&quot;abstract&quot;:&quot;Chevron Corporation is an American multinational energy corporation predominantly specializing in oil and gas. The second-largest direct descendant of Standard Oil, and originally known as the Standard Oil Company of California (shortened to Socal or CalSo), it is headquartered in San Ramon, California, and active in more than 180 countries. Within oil and gas, Chevron is vertical integrated and is involved in hydrocarbon exploration, production, refining, marketing and transport, chemicals manufacturing and sales, and power generation.\nChevron traces its history back to the 1870s to small California-based oil companies which were acquired by Standard and merged into Standard Oil of California. The company grew quickly on its own after the breakup of Standard Oil by continuing to acquire companies and partnering with others both inside and outside of California, eventually becoming one of the Seven Sisters that dominated the global petroleum industry from the mid-1940s to the 1970s. In 1985, Socal merged with the Pittsburgh-based Gulf Oil and rebranded as Chevron; the newly merged company later merged with Texaco in 2001. Today, Chevron manufactures and sells fuels, lubricants, additives, and petrochemicals, primarily in Western North America,  the U.S. Gulf Coast, Southeast Asia, South Korea and Australia. In 2018, the company produced an average of 791,000 barrels of net oil-equivalent per day in United States.Chevron is one of the largest companies in the world and the second largest oil company based in the United States by revenue, only behind fellow Standard Oil descendant ExxonMobil. Chevron ranked 10th on the Fortune 500 in 2023. The company is also the last-remaining oil and gas component of the Dow Jones Industrial Average since ExxonMobil's exit from the index in 2020.Chevron has been subject to numerous controversies arising out of its activities, the most notable of which being related to its activities and inherited liabilities from its acquisition of Texaco in the Lago Agrio oil field, which include allegations of both Chevron and Texaco collectively dumping 18 billion tons of toxic waste and spilling 17 million gallons of petroleum. Chevron and Texaco's activities were the subject of a lawsuit Chevron lost to Ecuadorian residents defended in Ecuadorian court by Steven Donziger. Due to accusations of Donziger bribing the Ecuadorian court and the subsequent disbarment and criminal contempt charges against Donziger, Chevron was accused by environmentalists and human rights groups of jailing Donziger and compelling the US government to deny Donziger due process of law.&quot;,&quot;container-title&quot;:&quot;Wikipedia&quot;,&quot;language&quot;:&quot;en&quot;,&quot;license&quot;:&quot;Creative Commons Attribution-ShareAlike License&quot;,&quot;note&quot;:&quot;Page Version ID: 1177686984&quot;,&quot;source&quot;:&quot;Wikipedia&quot;,&quot;title&quot;:&quot;Chevron Corporation&quot;,&quot;URL&quot;:&quot;https://en.wikipedia.org/w/index.php?title=Chevron_Corporation&amp;oldid=1177686984#Upstream&quot;,&quot;accessed&quot;:{&quot;date-parts&quot;:[[&quot;2023&quot;,10,9]]},&quot;issued&quot;:{&quot;date-parts&quot;:[[&quot;2023&quot;,9,28]]}}}],&quot;schema&quot;:&quot;https://github.com/citation-style-language/schema/raw/master/csl-citation.json&quot;} RNDWWT29NtLeC"/>.</text:p>
      <text:p text:style-name="Standard"><text:span text:style-name="T1">1.1.4<text:tab/>Chevron's Customers </text:span><text:reference-mark-start text:name="ZOTERO_ITEM CSL_CITATION {&quot;citationID&quot;:&quot;iALcoaSe&quot;,&quot;properties&quot;:{&quot;formattedCitation&quot;:&quot;[7]&quot;,&quot;plainCitation&quot;:&quot;[7]&quot;,&quot;noteIndex&quot;:0},&quot;citationItems&quot;:[{&quot;id&quot;:70,&quot;uris&quot;:[&quot;http://zotero.org/users/12630605/items/M6TNH857&quot;],&quot;itemData&quot;:{&quot;id&quot;:70,&quot;type&quot;:&quot;webpage&quot;,&quot;title&quot;:&quot;Chevron Corp Company's Customers Expenditure Growth Rates - CSIMarket&quot;,&quot;URL&quot;:&quot;https://csimarket.com/stocks/custexNO.php?markets&amp;code=CVX&quot;,&quot;accessed&quot;:{&quot;date-parts&quot;:[[&quot;2023&quot;,10,14]]}}}],&quot;schema&quot;:&quot;https://github.com/citation-style-language/schema/raw/master/csl-citation.json&quot;} RND97SFHjivFM"/><text:span text:style-name="T1">[7]</text:span><text:reference-mark-end text:name="ZOTERO_ITEM CSL_CITATION {&quot;citationID&quot;:&quot;iALcoaSe&quot;,&quot;properties&quot;:{&quot;formattedCitation&quot;:&quot;[7]&quot;,&quot;plainCitation&quot;:&quot;[7]&quot;,&quot;noteIndex&quot;:0},&quot;citationItems&quot;:[{&quot;id&quot;:70,&quot;uris&quot;:[&quot;http://zotero.org/users/12630605/items/M6TNH857&quot;],&quot;itemData&quot;:{&quot;id&quot;:70,&quot;type&quot;:&quot;webpage&quot;,&quot;title&quot;:&quot;Chevron Corp Company's Customers Expenditure Growth Rates - CSIMarket&quot;,&quot;URL&quot;:&quot;https://csimarket.com/stocks/custexNO.php?markets&amp;code=CVX&quot;,&quot;accessed&quot;:{&quot;date-parts&quot;:[[&quot;2023&quot;,10,14]]}}}],&quot;schema&quot;:&quot;https://github.com/citation-style-language/schema/raw/master/csl-citation.json&quot;} RND97SFHjivFM"/></text:p>
      <text:p text:style-name="P19">Chevron boasts of a myriad of companies who rely on the services it provides to meet its consumer needs. A partial listing of those companies are presented below, and categorised according to the sector of the industry they fall under:</text:p>
      <text:p text:style-name="P14">Oil And Gas Production, <text:span text:style-name="T20">Energy</text:span> <text:span text:style-name="T11">&amp; Refineries</text:span></text:p>
      <text:list xml:id="list97484108" text:style-name="L14">
        <text:list-item>
          <text:p text:style-name="P22">Anadarko Petroleum Corp <text:s/>(APC)</text:p>
        </text:list-item>
        <text:list-item>
          <text:p text:style-name="P22">Conocophillips <text:s/>(COP)</text:p>
        </text:list-item>
        <text:list-item>
          <text:p text:style-name="P22">Devon Energy Corp <text:s/>(DVN)</text:p>
        </text:list-item>
        <text:list-item>
          <text:p text:style-name="P22">Empire Petroleum Corporation <text:s/>(EP)</text:p>
        </text:list-item>
        <text:list-item>
          <text:p text:style-name="P22">Exxon Mobil Corporation <text:s/>(XOM)</text:p>
        </text:list-item>
        <text:list-item>
          <text:p text:style-name="P22">Marathon Oil Corporation <text:s/>(MRO) </text:p>
        </text:list-item>
        <text:list-item>
          <text:p text:style-name="P22">Occidental Petroleum Corporation <text:s/>(OXY) </text:p>
        </text:list-item>
        <text:list-item>
          <text:p text:style-name="P22">Sunoco Lp <text:s/>(SUN) </text:p>
        </text:list-item>
        <text:list-item>
          <text:p text:style-name="P22">Valero Energy Corp <text:s/>(VLO) </text:p>
        </text:list-item>
        <text:list-item>
          <text:p text:style-name="P22">Eqt Corporation <text:s/>(EQT) </text:p>
        </text:list-item>
        <text:list-item>
          <text:p text:style-name="P22">Southwestern Energy Company <text:s/>(SWN) </text:p>
        </text:list-item>
        <text:list-item>
          <text:p text:style-name="P22">Andeavor <text:s/>(TSO) </text:p>
        </text:list-item>
        <text:list-item>
          <text:p text:style-name="P22">Murphy Oil Corporation <text:s/>(MUR) </text:p>
        </text:list-item>
        <text:list-item>
          <text:p text:style-name="P21">Bp Plc <text:s/>(BP) </text:p>
        </text:list-item>
      </text:list>
      <text:p text:style-name="P14">Chemicals</text:p>
      <text:list xml:id="list1631553562" text:style-name="L15">
        <text:list-item>
          <text:p text:style-name="P23">Dow Inc <text:s text:c="2"/>(DOW)</text:p>
        </text:list-item>
        <text:list-item>
          <text:p text:style-name="P23">Ashland Inc <text:s text:c="2"/>(ASH) </text:p>
        </text:list-item>
        <text:list-item>
          <text:p text:style-name="P23">Dupont De Nemours Inc <text:s text:c="2"/>(DD)</text:p>
        </text:list-item>
        <text:list-item>
          <text:p text:style-name="P23">Eastman Chemical Co <text:s/>(EMN)</text:p>
        </text:list-item>
        <text:list-item>
          <text:p text:style-name="P23"><text:soft-page-break/>Air Products And Chemicals Inc <text:s text:c="2"/>(APD) </text:p>
        </text:list-item>
        <text:list-item>
          <text:p text:style-name="P23">Newell Brands Inc <text:s/>(NWL) </text:p>
        </text:list-item>
        <text:list-item>
          <text:p text:style-name="P23">Fmc Corporation <text:s/>(FMC) </text:p>
        </text:list-item>
        <text:list-item>
          <text:p text:style-name="P23">Ecolab Inc <text:s text:c="2"/>(ECL)</text:p>
        </text:list-item>
        <text:list-item>
          <text:p text:style-name="P23">Flexible Solutions International Inc <text:s text:c="2"/>(FSI) </text:p>
        </text:list-item>
        <text:list-item>
          <text:p text:style-name="P23">Findex Com Inc <text:s/>(FIND) </text:p>
        </text:list-item>
        <text:list-item>
          <text:p text:style-name="P23">Fuller H B Co <text:s/>(FUL) </text:p>
        </text:list-item>
        <text:list-item>
          <text:p text:style-name="P23">Green Earth Technologies, Inc <text:s/>(GETG) </text:p>
        </text:list-item>
        <text:list-item>
          <text:p text:style-name="P23">Albemarle Corporation <text:s/>(ALB) </text:p>
        </text:list-item>
        <text:list-item>
          <text:p text:style-name="P23">Balchem Corporation <text:s/>(BCPC) </text:p>
        </text:list-item>
        <text:list-item>
          <text:p text:style-name="P23">Cabot Corporation <text:s/>(CBT) </text:p>
        </text:list-item>
        <text:list-item>
          <text:p text:style-name="P23">The Chemours Company <text:s/>(CC) </text:p>
        </text:list-item>
        <text:list-item>
          <text:p text:style-name="P23">Celanese Corporation <text:s/>(CE) </text:p>
        </text:list-item>
      </text:list>
      <text:p text:style-name="P14">Paper &amp; Paper Products</text:p>
      <text:list xml:id="list3350918281" text:style-name="L16">
        <text:list-item>
          <text:p text:style-name="P24">Avery Dennison Corporation <text:s/>(AVY)</text:p>
        </text:list-item>
        <text:list-item>
          <text:p text:style-name="P24">Bemis Co Inc <text:s/>(BMS)</text:p>
        </text:list-item>
        <text:list-item>
          <text:p text:style-name="P24">Mativ Holdings Inc <text:s text:c="2"/>(MATV) </text:p>
        </text:list-item>
      </text:list>
      <text:p text:style-name="P14">Electric/<text:span text:style-name="T9">Electronic Instruments, Controls &amp;</text:span> Utilities</text:p>
      <text:list xml:id="list1502304340" text:style-name="L17">
        <text:list-item>
          <text:p text:style-name="P25">Centerpoint Energy Inc <text:s text:c="2"/>(CNP)</text:p>
        </text:list-item>
        <text:list-item>
          <text:p text:style-name="P25">Consolidated Edison Inc <text:s text:c="2"/>(ED)</text:p>
        </text:list-item>
        <text:list-item>
          <text:p text:style-name="P25">Constellation Energy Corporation <text:s/>(CEG)</text:p>
        </text:list-item>
        <text:list-item>
          <text:p text:style-name="P25">Dominion Energy Inc <text:s text:c="2"/>(D)</text:p>
        </text:list-item>
        <text:list-item>
          <text:p text:style-name="P25">Dte Energy Co <text:s/>(DTE)</text:p>
        </text:list-item>
        <text:list-item>
          <text:p text:style-name="P25">Entergy Corporation <text:s/>(ETR)</text:p>
        </text:list-item>
        <text:list-item>
          <text:p text:style-name="P25">Firstenergy Corp <text:s text:c="2"/>(FE)</text:p>
        </text:list-item>
        <text:list-item>
          <text:p text:style-name="P25">Nisource Inc <text:s text:c="2"/>(NIMC) </text:p>
        </text:list-item>
        <text:list-item>
          <text:p text:style-name="P25">Pg and e Corp <text:s/>(PCG) </text:p>
        </text:list-item>
      </text:list>
      <text:p text:style-name="P14">Natural Gas Utilities</text:p>
      <text:list xml:id="list2311265592" text:style-name="L18">
        <text:list-item>
          <text:p text:style-name="P26">Williams companies inc <text:s text:c="2"/>(WMB)</text:p>
        </text:list-item>
        <text:list-item>
          <text:p text:style-name="P26">Agl Resources Inc. <text:s/>(GAS) </text:p>
        </text:list-item>
        <text:list-item>
          <text:p text:style-name="P26">Sempra <text:s/>(SRE) </text:p>
        </text:list-item>
        <text:list-item>
          <text:p text:style-name="P26">Oneok Inc <text:s text:c="2"/>(OKE) </text:p>
        </text:list-item>
        <text:list-item>
          <text:p text:style-name="P26">Kinder Morgan Inc <text:s text:c="2"/>(KMI) </text:p>
        </text:list-item>
        <text:list-item>
          <text:p text:style-name="P26">Antero Midstream Corporation <text:s/>(AM) </text:p>
        </text:list-item>
        <text:list-item>
          <text:p text:style-name="P26">Genesis Energy Lp <text:s/>(GEL) </text:p>
        </text:list-item>
        <text:list-item>
          <text:p text:style-name="P26">Ngl Energy Partners Lp <text:s/>(NGL) </text:p>
        </text:list-item>
      </text:list>
      <text:p text:style-name="P14">Auto, <text:span text:style-name="T8">Tire &amp; </text:span>Truck <text:span text:style-name="T8">Manufacturing</text:span></text:p>
      <text:list xml:id="list1013299457" text:style-name="L19">
        <text:list-item>
          <text:p text:style-name="P27">Genuine Parts Co <text:s/>(GPC)</text:p>
        </text:list-item>
        <text:list-item>
          <text:p text:style-name="P27">The Goodyear Tire and Rubber Company <text:s/>(GT)</text:p>
        </text:list-item>
        <text:list-item>
          <text:p text:style-name="P27">Cooper Tire and Rubber Co <text:s/>(CTB)</text:p>
        </text:list-item>
        <text:list-item>
          <text:p text:style-name="P27">Dana Inc <text:s text:c="2"/>(DAN) </text:p>
        </text:list-item>
        <text:list-item>
          <text:p text:style-name="P27">Visteon Corp <text:s/>(VC) </text:p>
        </text:list-item>
        <text:list-item>
          <text:p text:style-name="P27">Murphy Usa Inc <text:s text:c="2"/>(MUSA) </text:p>
        </text:list-item>
        <text:list-item>
          <text:p text:style-name="P27">Autoliv Inc <text:s text:c="2"/>(ALV) </text:p>
        </text:list-item>
        <text:list-item>
          <text:p text:style-name="P27">Sense Technologies Inc <text:s/>(SNSGF) </text:p>
        </text:list-item>
        <text:list-item>
          <text:p text:style-name="P27">Commercial Vehicle Group Inc <text:s text:c="2"/>(CVGI) </text:p>
        </text:list-item>
        <text:list-item>
          <text:p text:style-name="P27">Modine Manufacturing Co <text:s/>(MOD) </text:p>
        </text:list-item>
        <text:list-item>
          <text:p text:style-name="P27">Federal-mogul Holdings Llc <text:s/>(FDML) </text:p>
        </text:list-item>
        <text:list-item>
          <text:p text:style-name="P27"><text:soft-page-break/>Amerityre Corporation <text:s/>(AMTY) </text:p>
        </text:list-item>
        <text:list-item>
          <text:p text:style-name="P27">Icahn Enterprises l p <text:s text:c="2"/>(IEP)</text:p>
        </text:list-item>
        <text:list-item>
          <text:p text:style-name="P27">Conglomerates</text:p>
        </text:list-item>
        <text:list-item>
          <text:p text:style-name="P27">Honeywell International Inc <text:s/>(HON) <text:s/></text:p>
        </text:list-item>
      </text:list>
      <text:p text:style-name="P14">Professional Services</text:p>
      <text:list xml:id="list1459866160" text:style-name="L20">
        <text:list-item>
          <text:p text:style-name="P28">Sea Limited <text:s/>(SE) </text:p>
        </text:list-item>
        <text:list-item>
          <text:p text:style-name="P28">Miscellaneous Financial Services</text:p>
        </text:list-item>
        <text:list-item>
          <text:p text:style-name="P28">Nu Holdings Ltd <text:s text:c="2"/>(NU) </text:p>
        </text:list-item>
        <text:list-item>
          <text:p text:style-name="P28">Pharmacy Services &amp; Retail Drugstore</text:p>
        </text:list-item>
        <text:list-item>
          <text:p text:style-name="P28">Mckesson Corporation <text:s/>(MCK) </text:p>
        </text:list-item>
        <text:list-item>
          <text:p text:style-name="P28">Johnson and Johnson <text:s/>(JNJ) </text:p>
        </text:list-item>
        <text:list-item>
          <text:p text:style-name="P28">Cardinal Health Inc <text:s text:c="2"/>(CAH) </text:p>
        </text:list-item>
        <text:list-item>
          <text:p text:style-name="P28">Cerevel Therapeutics Holdings Inc <text:s text:c="2"/>(CERE) </text:p>
        </text:list-item>
      </text:list>
      <text:p text:style-name="P14">Medical Equipment &amp; Supplies</text:p>
      <text:list xml:id="list1263474562" text:style-name="L21">
        <text:list-item>
          <text:p text:style-name="P29">Becton Dickinson And Company <text:s/>(BDX) </text:p>
        </text:list-item>
        <text:list-item>
          <text:p text:style-name="P29">3m Company <text:s/>(MMM) </text:p>
        </text:list-item>
        <text:list-item>
          <text:p text:style-name="P29">Medtronic Plc <text:s/>(MDT) </text:p>
        </text:list-item>
        <text:list-item>
          <text:p text:style-name="P29">Carlisle Companies Incorporated <text:s/>(CSL) </text:p>
        </text:list-item>
        <text:list-item>
          <text:p text:style-name="P29">Ufp Technologies Inc <text:s/>(UFPT) </text:p>
        </text:list-item>
        <text:list-item>
          <text:p text:style-name="P29">Vystar Corporation <text:s/>(VYST) </text:p>
        </text:list-item>
      </text:list>
      <text:p text:style-name="P14">Industrial Machinery and Components</text:p>
      <text:list xml:id="list2461331163" text:style-name="L22">
        <text:list-item>
          <text:p text:style-name="P30">Johnson Controls International Plc <text:s/>(JCI) </text:p>
        </text:list-item>
        <text:list-item>
          <text:p text:style-name="P30">Illinois Tool Works Inc <text:s/>(ITW) </text:p>
        </text:list-item>
        <text:list-item>
          <text:p text:style-name="P30">Airgas Inc <text:s/>(ARG) </text:p>
        </text:list-item>
        <text:list-item>
          <text:p text:style-name="P30">Exeled Holdings Inc. <text:s/>(ELED) </text:p>
        </text:list-item>
        <text:list-item>
          <text:p text:style-name="P30">Graftech International Ltd <text:s text:c="2"/>(EAF) </text:p>
        </text:list-item>
        <text:list-item>
          <text:p text:style-name="P30">Nn Inc <text:s text:c="2"/>(NNBR) </text:p>
        </text:list-item>
      </text:list>
      <text:p text:style-name="P14">Agricultural Production</text:p>
      <text:list xml:id="list2793565708" text:style-name="L23">
        <text:list-item>
          <text:p text:style-name="P31">Cf Industries Holdings inc <text:s text:c="2"/>(CF) </text:p>
        </text:list-item>
        <text:list-item>
          <text:p text:style-name="P31">Mosaic Co <text:s/>(MOS) </text:p>
        </text:list-item>
        <text:list-item>
          <text:p text:style-name="P31">China Green Agriculture Inc <text:s text:c="2"/>(CGA) </text:p>
        </text:list-item>
        <text:list-item>
          <text:p text:style-name="P31">Kiwa Bio tech Products Group Corp <text:s/>(KWBT) </text:p>
        </text:list-item>
        <text:list-item>
          <text:p text:style-name="P31">S and w Seed Co <text:s/>(SANW) </text:p>
        </text:list-item>
        <text:list-item>
          <text:p text:style-name="P31">Universal Corporation <text:s/>(UVV) </text:p>
        </text:list-item>
        <text:list-item>
          <text:p text:style-name="P31">American Vanguard Corporation <text:s/>(AVD) </text:p>
        </text:list-item>
        <text:list-item>
          <text:p text:style-name="P31">Marrone Bio Innovations Inc <text:s text:c="2"/>(MBII) </text:p>
        </text:list-item>
        <text:list-item>
          <text:p text:style-name="P31">Muliang Viagoo Technology Inc <text:s text:c="2"/>(MHDG) </text:p>
        </text:list-item>
        <text:list-item>
          <text:p text:style-name="P31">Arcadia Biosciences Inc <text:s text:c="2"/>(RKDA) </text:p>
        </text:list-item>
      </text:list>
      <text:p text:style-name="P14">Transport &amp; Logistics</text:p>
      <text:list xml:id="list734661747" text:style-name="L24">
        <text:list-item>
          <text:p text:style-name="P32">Fuelstream Inc <text:s/>(FLST) </text:p>
        </text:list-item>
        <text:list-item>
          <text:p text:style-name="P32">Best Inc <text:s text:c="2"/>(BEST) </text:p>
        </text:list-item>
        <text:list-item>
          <text:p text:style-name="P32">Patriot Transportation Holding Inc <text:s text:c="2"/>(PATI) </text:p>
        </text:list-item>
      </text:list>
      <text:p text:style-name="P14">Miscellaneous Manufacturing <text:span text:style-name="T10">&amp; Fabrication</text:span></text:p>
      <text:list xml:id="list516119531" text:style-name="L25">
        <text:list-item>
          <text:p text:style-name="P33">Summer Infant inc. <text:s/>(SUMR) </text:p>
        </text:list-item>
        <text:list-item>
          <text:p text:style-name="P33">China Xd Plastics Co Ltd <text:s/>(CXDC) </text:p>
        </text:list-item>
        <text:list-item>
          <text:p text:style-name="P33">Barnes Group Inc <text:s/>(B) </text:p>
        </text:list-item>
        <text:list-item>
          <text:p text:style-name="P33">Cps Technologies Corp <text:s/>(CPSH) </text:p>
        </text:list-item>
        <text:list-item>
          <text:p text:style-name="P33">Enpro Industries Inc <text:s/>(NPO) </text:p>
        </text:list-item>
        <text:list-item>
          <text:p text:style-name="P33"><text:soft-page-break/>Tredegar Corporation <text:s/>(TG) </text:p>
        </text:list-item>
      </text:list>
      <text:p text:style-name="Standard"><text:span text:style-name="T4">1.1.</text:span><text:span text:style-name="T2">5</text:span><text:span text:style-name="T4"><text:tab/>Chevron's Locations Worldwide </text:span><text:reference-mark-start text:name="ZOTERO_ITEM CSL_CITATION {&quot;citationID&quot;:&quot;pmppKlse&quot;,&quot;properties&quot;:{&quot;formattedCitation&quot;:&quot;[8]&quot;,&quot;plainCitation&quot;:&quot;[8]&quot;,&quot;noteIndex&quot;:0},&quot;citationItems&quot;:[{&quot;id&quot;:72,&quot;uris&quot;:[&quot;http://zotero.org/users/12630605/items/TEV7HQL9&quot;],&quot;itemData&quot;:{&quot;id&quot;:72,&quot;type&quot;:&quot;webpage&quot;,&quot;abstract&quot;:&quot;Chevron is an international leader in finding, producing, and marketing oil. Learn about our work in countries where we have extensive operations.&quot;,&quot;container-title&quot;:&quot;chevron.com&quot;,&quot;language&quot;:&quot;en-us&quot;,&quot;title&quot;:&quot;Chevron Worldwide&quot;,&quot;URL&quot;:&quot;https://www.chevron.com/worldwide&quot;,&quot;author&quot;:[{&quot;family&quot;:&quot;Affairs&quot;,&quot;given&quot;:&quot;Chevron Policy&quot;,&quot;suffix&quot;:&quot;Government and Public&quot;}],&quot;accessed&quot;:{&quot;date-parts&quot;:[[&quot;2023&quot;,10,26]]}}}],&quot;schema&quot;:&quot;https://github.com/citation-style-language/schema/raw/master/csl-citation.json&quot;} RNDqmHwEhH4Mz"/><text:span text:style-name="T4">[8]</text:span><text:reference-mark-end text:name="ZOTERO_ITEM CSL_CITATION {&quot;citationID&quot;:&quot;pmppKlse&quot;,&quot;properties&quot;:{&quot;formattedCitation&quot;:&quot;[8]&quot;,&quot;plainCitation&quot;:&quot;[8]&quot;,&quot;noteIndex&quot;:0},&quot;citationItems&quot;:[{&quot;id&quot;:72,&quot;uris&quot;:[&quot;http://zotero.org/users/12630605/items/TEV7HQL9&quot;],&quot;itemData&quot;:{&quot;id&quot;:72,&quot;type&quot;:&quot;webpage&quot;,&quot;abstract&quot;:&quot;Chevron is an international leader in finding, producing, and marketing oil. Learn about our work in countries where we have extensive operations.&quot;,&quot;container-title&quot;:&quot;chevron.com&quot;,&quot;language&quot;:&quot;en-us&quot;,&quot;title&quot;:&quot;Chevron Worldwide&quot;,&quot;URL&quot;:&quot;https://www.chevron.com/worldwide&quot;,&quot;author&quot;:[{&quot;family&quot;:&quot;Affairs&quot;,&quot;given&quot;:&quot;Chevron Policy&quot;,&quot;suffix&quot;:&quot;Government and Public&quot;}],&quot;accessed&quot;:{&quot;date-parts&quot;:[[&quot;2023&quot;,10,26]]}}}],&quot;schema&quot;:&quot;https://github.com/citation-style-language/schema/raw/master/csl-citation.json&quot;} RNDqmHwEhH4Mz"/></text:p>
      <text:p text:style-name="P20">Chevron conducts business all around the globe. The <text:span text:style-name="T15">following are </text:span>countries where Chevron’s work is most extensive:</text:p>
      <text:list xml:id="list191293848" text:style-name="L7">
        <text:list-item>
          <text:p text:style-name="P34">Angola</text:p>
        </text:list-item>
        <text:list-item>
          <text:p text:style-name="P34">Argentina</text:p>
        </text:list-item>
        <text:list-item>
          <text:p text:style-name="P34">Australia</text:p>
        </text:list-item>
        <text:list-item>
          <text:p text:style-name="P34">Bangladesh</text:p>
        </text:list-item>
        <text:list-item>
          <text:p text:style-name="P34">Brazil</text:p>
        </text:list-item>
        <text:list-item>
          <text:p text:style-name="P34">Cambodia</text:p>
        </text:list-item>
        <text:list-item>
          <text:p text:style-name="P34">Canada</text:p>
        </text:list-item>
        <text:list-item>
          <text:p text:style-name="P34">China</text:p>
        </text:list-item>
        <text:list-item>
          <text:p text:style-name="P34">Colombia</text:p>
        </text:list-item>
        <text:list-item>
          <text:p text:style-name="P34">Indonesia</text:p>
        </text:list-item>
        <text:list-item>
          <text:p text:style-name="P34">Iraq</text:p>
        </text:list-item>
        <text:list-item>
          <text:p text:style-name="P34">Israel</text:p>
        </text:list-item>
        <text:list-item>
          <text:p text:style-name="P34">Kazakhstan</text:p>
        </text:list-item>
        <text:list-item>
          <text:p text:style-name="P34">Kuwait</text:p>
        </text:list-item>
        <text:list-item>
          <text:p text:style-name="P34">Malaysia</text:p>
        </text:list-item>
        <text:list-item>
          <text:p text:style-name="P34">Myanmar</text:p>
        </text:list-item>
        <text:list-item>
          <text:p text:style-name="P34">Netherlands</text:p>
        </text:list-item>
        <text:list-item>
          <text:p text:style-name="P34">Nigeria</text:p>
        </text:list-item>
        <text:list-item>
          <text:p text:style-name="P34">P<text:span text:style-name="T16">hilippines</text:span></text:p>
        </text:list-item>
        <text:list-item>
          <text:p text:style-name="P35">Republic of Congo</text:p>
        </text:list-item>
        <text:list-item>
          <text:p text:style-name="P35">Saudi Arabia</text:p>
        </text:list-item>
        <text:list-item>
          <text:p text:style-name="P35">Singapore</text:p>
        </text:list-item>
        <text:list-item>
          <text:p text:style-name="P35">South Korea</text:p>
        </text:list-item>
        <text:list-item>
          <text:p text:style-name="P35">Thailand</text:p>
        </text:list-item>
        <text:list-item>
          <text:p text:style-name="P35">United Kingdom</text:p>
        </text:list-item>
        <text:list-item>
          <text:p text:style-name="P35">United States of America</text:p>
        </text:list-item>
        <text:list-item>
          <text:p text:style-name="P35">Venezuela</text:p>
        </text:list-item>
      </text:list>
      <text:p text:style-name="Standard"><text:span text:style-name="T4">1.1.</text:span><text:span text:style-name="T3">6</text:span><text:span text:style-name="T4"><text:tab/>Chevron's </text:span><text:span text:style-name="T3">Profile </text:span><text:reference-mark-start text:name="ZOTERO_ITEM CSL_CITATION {&quot;citationID&quot;:&quot;IGz0X0ub&quot;,&quot;properties&quot;:{&quot;formattedCitation&quot;:&quot;[4]&quot;,&quot;plainCitation&quot;:&quot;[4]&quot;,&quot;noteIndex&quot;:0},&quot;citationItems&quot;:[{&quot;id&quot;:36,&quot;uris&quot;:[&quot;http://zotero.org/users/12630605/items/3R93IM2F&quot;],&quot;itemData&quot;:{&quot;id&quot;:36,&quot;type&quot;:&quot;entry-encyclopedia&quot;,&quot;abstract&quot;:&quot;Chevron Corporation is an American multinational energy corporation predominantly specializing in oil and gas. The second-largest direct descendant of Standard Oil, and originally known as the Standard Oil Company of California (shortened to Socal or CalSo), it is headquartered in San Ramon, California, and active in more than 180 countries. Within oil and gas, Chevron is vertical integrated and is involved in hydrocarbon exploration, production, refining, marketing and transport, chemicals manufacturing and sales, and power generation.\nChevron traces its history back to the 1870s to small California-based oil companies which were acquired by Standard and merged into Standard Oil of California. The company grew quickly on its own after the breakup of Standard Oil by continuing to acquire companies and partnering with others both inside and outside of California, eventually becoming one of the Seven Sisters that dominated the global petroleum industry from the mid-1940s to the 1970s. In 1985, Socal merged with the Pittsburgh-based Gulf Oil and rebranded as Chevron; the newly merged company later merged with Texaco in 2001. Today, Chevron manufactures and sells fuels, lubricants, additives, and petrochemicals, primarily in Western North America,  the U.S. Gulf Coast, Southeast Asia, South Korea and Australia. In 2018, the company produced an average of 791,000 barrels of net oil-equivalent per day in United States.Chevron is one of the largest companies in the world and the second largest oil company based in the United States by revenue, only behind fellow Standard Oil descendant ExxonMobil. Chevron ranked 10th on the Fortune 500 in 2023. The company is also the last-remaining oil and gas component of the Dow Jones Industrial Average since ExxonMobil's exit from the index in 2020.Chevron has been subject to numerous controversies arising out of its activities, the most notable of which being related to its activities and inherited liabilities from its acquisition of Texaco in the Lago Agrio oil field, which include allegations of both Chevron and Texaco collectively dumping 18 billion tons of toxic waste and spilling 17 million gallons of petroleum. Chevron and Texaco's activities were the subject of a lawsuit Chevron lost to Ecuadorian residents defended in Ecuadorian court by Steven Donziger. Due to accusations of Donziger bribing the Ecuadorian court and the subsequent disbarment and criminal contempt charges against Donziger, Chevron was accused by environmentalists and human rights groups of jailing Donziger and compelling the US government to deny Donziger due process of law.&quot;,&quot;container-title&quot;:&quot;Wikipedia&quot;,&quot;language&quot;:&quot;en&quot;,&quot;license&quot;:&quot;Creative Commons Attribution-ShareAlike License&quot;,&quot;note&quot;:&quot;Page Version ID: 1177686984&quot;,&quot;source&quot;:&quot;Wikipedia&quot;,&quot;title&quot;:&quot;Chevron Corporation&quot;,&quot;URL&quot;:&quot;https://en.wikipedia.org/w/index.php?title=Chevron_Corporation&amp;oldid=1177686984#Upstream&quot;,&quot;accessed&quot;:{&quot;date-parts&quot;:[[&quot;2023&quot;,10,9]]},&quot;issued&quot;:{&quot;date-parts&quot;:[[&quot;2023&quot;,9,28]]}}}],&quot;schema&quot;:&quot;https://github.com/citation-style-language/schema/raw/master/csl-citation.json&quot;} RNDG85fdncACB"/><text:span text:style-name="T3">[4]</text:span><text:reference-mark-end text:name="ZOTERO_ITEM CSL_CITATION {&quot;citationID&quot;:&quot;IGz0X0ub&quot;,&quot;properties&quot;:{&quot;formattedCitation&quot;:&quot;[4]&quot;,&quot;plainCitation&quot;:&quot;[4]&quot;,&quot;noteIndex&quot;:0},&quot;citationItems&quot;:[{&quot;id&quot;:36,&quot;uris&quot;:[&quot;http://zotero.org/users/12630605/items/3R93IM2F&quot;],&quot;itemData&quot;:{&quot;id&quot;:36,&quot;type&quot;:&quot;entry-encyclopedia&quot;,&quot;abstract&quot;:&quot;Chevron Corporation is an American multinational energy corporation predominantly specializing in oil and gas. The second-largest direct descendant of Standard Oil, and originally known as the Standard Oil Company of California (shortened to Socal or CalSo), it is headquartered in San Ramon, California, and active in more than 180 countries. Within oil and gas, Chevron is vertical integrated and is involved in hydrocarbon exploration, production, refining, marketing and transport, chemicals manufacturing and sales, and power generation.\nChevron traces its history back to the 1870s to small California-based oil companies which were acquired by Standard and merged into Standard Oil of California. The company grew quickly on its own after the breakup of Standard Oil by continuing to acquire companies and partnering with others both inside and outside of California, eventually becoming one of the Seven Sisters that dominated the global petroleum industry from the mid-1940s to the 1970s. In 1985, Socal merged with the Pittsburgh-based Gulf Oil and rebranded as Chevron; the newly merged company later merged with Texaco in 2001. Today, Chevron manufactures and sells fuels, lubricants, additives, and petrochemicals, primarily in Western North America,  the U.S. Gulf Coast, Southeast Asia, South Korea and Australia. In 2018, the company produced an average of 791,000 barrels of net oil-equivalent per day in United States.Chevron is one of the largest companies in the world and the second largest oil company based in the United States by revenue, only behind fellow Standard Oil descendant ExxonMobil. Chevron ranked 10th on the Fortune 500 in 2023. The company is also the last-remaining oil and gas component of the Dow Jones Industrial Average since ExxonMobil's exit from the index in 2020.Chevron has been subject to numerous controversies arising out of its activities, the most notable of which being related to its activities and inherited liabilities from its acquisition of Texaco in the Lago Agrio oil field, which include allegations of both Chevron and Texaco collectively dumping 18 billion tons of toxic waste and spilling 17 million gallons of petroleum. Chevron and Texaco's activities were the subject of a lawsuit Chevron lost to Ecuadorian residents defended in Ecuadorian court by Steven Donziger. Due to accusations of Donziger bribing the Ecuadorian court and the subsequent disbarment and criminal contempt charges against Donziger, Chevron was accused by environmentalists and human rights groups of jailing Donziger and compelling the US government to deny Donziger due process of law.&quot;,&quot;container-title&quot;:&quot;Wikipedia&quot;,&quot;language&quot;:&quot;en&quot;,&quot;license&quot;:&quot;Creative Commons Attribution-ShareAlike License&quot;,&quot;note&quot;:&quot;Page Version ID: 1177686984&quot;,&quot;source&quot;:&quot;Wikipedia&quot;,&quot;title&quot;:&quot;Chevron Corporation&quot;,&quot;URL&quot;:&quot;https://en.wikipedia.org/w/index.php?title=Chevron_Corporation&amp;oldid=1177686984#Upstream&quot;,&quot;accessed&quot;:{&quot;date-parts&quot;:[[&quot;2023&quot;,10,9]]},&quot;issued&quot;:{&quot;date-parts&quot;:[[&quot;2023&quot;,9,28]]}}}],&quot;schema&quot;:&quot;https://github.com/citation-style-language/schema/raw/master/csl-citation.json&quot;} RNDG85fdncACB"/></text:p>
      <text:p text:style-name="P36">Corporate Name: Chevron Corporation</text:p>
      <text:p text:style-name="P36">Formerly:</text:p>
      <text:list xml:id="list4022524394" text:style-name="L8">
        <text:list-item>
          <text:p text:style-name="P37">Pacific Coast Oil Co. (1879–1906)</text:p>
        </text:list-item>
        <text:list-item>
          <text:p text:style-name="P37">Standard Oil of California (1906–1984)</text:p>
        </text:list-item>
        <text:list-item>
          <text:p text:style-name="P37">ChevronTexaco Corporation (2001–2005)</text:p>
        </text:list-item>
      </text:list>
      <text:p text:style-name="P36">Type: Public</text:p>
      <text:p text:style-name="P36">Traded as:</text:p>
      <text:list xml:id="list3454047154" text:style-name="L9">
        <text:list-item>
          <text:p text:style-name="P38">NYSE: CVX</text:p>
        </text:list-item>
        <text:list-item>
          <text:p text:style-name="P38">DJIA component</text:p>
        </text:list-item>
        <text:list-item>
          <text:p text:style-name="P38">S&amp;P 100 component</text:p>
        </text:list-item>
        <text:list-item>
          <text:p text:style-name="P38">S&amp;P 500 component</text:p>
        </text:list-item>
      </text:list>
      <text:p text:style-name="P36">Industry:</text:p>
      <text:list xml:id="list1815499958" text:style-name="L10">
        <text:list-item>
          <text:p text:style-name="P39">Energy</text:p>
        </text:list-item>
        <text:list-item>
          <text:p text:style-name="P39">Oil and gas</text:p>
        </text:list-item>
      </text:list>
      <text:p text:style-name="P36">Predecessors: Standard Oil (1870–1911)</text:p>
      <text:p text:style-name="P36">Founded: September 10, 1879; 144 years ago as "Pacific Coast Oil Co."</text:p>
      <text:p text:style-name="P36"><text:soft-page-break/>Headquarters: San Ramon, California, U.S.</text:p>
      <text:p text:style-name="P36">Area served: Worldwide</text:p>
      <text:p text:style-name="P36">Chairman and CEO: Mike Wirth</text:p>
      <text:p text:style-name="P40">Products: Gasoline, natural gas and other petrochemicals</text:p>
      <text:p text:style-name="P40">Brands:</text:p>
      <text:list xml:id="list968734754" text:style-name="L12">
        <text:list-item>
          <text:p text:style-name="P41">Chevron</text:p>
        </text:list-item>
        <text:list-item>
          <text:p text:style-name="P41">Texaco</text:p>
        </text:list-item>
        <text:list-item>
          <text:p text:style-name="P41">Caltex</text:p>
        </text:list-item>
        <text:list-item>
          <text:p text:style-name="P41">Havoline</text:p>
        </text:list-item>
        <text:list-item>
          <text:p text:style-name="P41">Techron</text:p>
        </text:list-item>
        <text:list-item>
          <text:p text:style-name="P41">Calso (1946–<text:span text:style-name="T18">19</text:span>55)</text:p>
        </text:list-item>
        <text:list-item>
          <text:p text:style-name="P41">Gulf (1985–2010)</text:p>
        </text:list-item>
      </text:list>
      <text:p text:style-name="P40">Revenue: Increase <text:span text:style-name="T18">of </text:span>US$246.3 billion (2022)</text:p>
      <text:p text:style-name="P40">Operating income: Increase <text:span text:style-name="T18">of </text:span>US$49.67 billion (2022)</text:p>
      <text:p text:style-name="P40">Net income: Increase <text:span text:style-name="T18">of </text:span>US$35.47 billion (2022)</text:p>
      <text:p text:style-name="P40">Total assets: <text:s/>Increase <text:span text:style-name="T18">of </text:span>US$257.7 billion (2022)</text:p>
      <text:p text:style-name="P40">Total equity: Increase <text:span text:style-name="T18">of</text:span> US$159.3 billion (2022)</text:p>
      <text:p text:style-name="P40">Number of employees: <text:s/>43,846 (December 2022)</text:p>
      <text:p text:style-name="P40">Subsidiaries:</text:p>
      <text:list xml:id="list1694303230" text:style-name="L13">
        <text:list-item>
          <text:p text:style-name="P42">Chevron Phillips Chemical</text:p>
        </text:list-item>
        <text:list-item>
          <text:p text:style-name="P42">Chevron Sri Lanka</text:p>
        </text:list-item>
      </text:list>
      <text:p text:style-name="P40">Website: chevron.com</text:p>
      <text:p text:style-name="Standard"><text:span text:style-name="T5">1.</text:span><text:span text:style-name="T6">1.7</text:span><text:span text:style-name="T5"><text:tab/>Chevron Nigeria Limited (CNL) </text:span><text:reference-mark-start text:name="ZOTERO_ITEM CSL_CITATION {&quot;citationID&quot;:&quot;On7zUZrC&quot;,&quot;properties&quot;:{&quot;formattedCitation&quot;:&quot;[9]&quot;,&quot;plainCitation&quot;:&quot;[9]&quot;,&quot;noteIndex&quot;:0},&quot;citationItems&quot;:[{&quot;id&quot;:74,&quot;uris&quot;:[&quot;http://zotero.org/users/12630605/items/JDA6WWL7&quot;],&quot;itemData&quot;:{&quot;id&quot;:74,&quot;type&quot;:&quot;webpage&quot;,&quot;abstract&quot;:&quot;Chevron explores for and produces oil and natural gas in Nigeria.&quot;,&quot;container-title&quot;:&quot;chevron.com&quot;,&quot;language&quot;:&quot;en-us&quot;,&quot;title&quot;:&quot;Nigeria Highlights of Operations&quot;,&quot;URL&quot;:&quot;https://www.chevron.com/worldwide/nigeria&quot;,&quot;author&quot;:[{&quot;family&quot;:&quot;Affairs&quot;,&quot;given&quot;:&quot;Chevron Policy&quot;,&quot;suffix&quot;:&quot;Government and Public&quot;}],&quot;accessed&quot;:{&quot;date-parts&quot;:[[&quot;2023&quot;,10,26]]}}}],&quot;schema&quot;:&quot;https://github.com/citation-style-language/schema/raw/master/csl-citation.json&quot;} RNDgDayWcXMqh"/><text:span text:style-name="T5">[9]</text:span><text:reference-mark-end text:name="ZOTERO_ITEM CSL_CITATION {&quot;citationID&quot;:&quot;On7zUZrC&quot;,&quot;properties&quot;:{&quot;formattedCitation&quot;:&quot;[9]&quot;,&quot;plainCitation&quot;:&quot;[9]&quot;,&quot;noteIndex&quot;:0},&quot;citationItems&quot;:[{&quot;id&quot;:74,&quot;uris&quot;:[&quot;http://zotero.org/users/12630605/items/JDA6WWL7&quot;],&quot;itemData&quot;:{&quot;id&quot;:74,&quot;type&quot;:&quot;webpage&quot;,&quot;abstract&quot;:&quot;Chevron explores for and produces oil and natural gas in Nigeria.&quot;,&quot;container-title&quot;:&quot;chevron.com&quot;,&quot;language&quot;:&quot;en-us&quot;,&quot;title&quot;:&quot;Nigeria Highlights of Operations&quot;,&quot;URL&quot;:&quot;https://www.chevron.com/worldwide/nigeria&quot;,&quot;author&quot;:[{&quot;family&quot;:&quot;Affairs&quot;,&quot;given&quot;:&quot;Chevron Policy&quot;,&quot;suffix&quot;:&quot;Government and Public&quot;}],&quot;accessed&quot;:{&quot;date-parts&quot;:[[&quot;2023&quot;,10,26]]}}}],&quot;schema&quot;:&quot;https://github.com/citation-style-language/schema/raw/master/csl-citation.json&quot;} RNDgDayWcXMqh"/></text:p>
      <text:p text:style-name="P43">Chevron is one of the largest oil producers in Nigeria and one of its largest investors. In Nigeria, Chevron operates under a joint-venture arrangement with the Nigerian National Petroleum Corporation (NNPC) for the onshore and offshore assets in the Niger Delta region. Chevron also has extensive interests in multipartner deepwater operations. <text:span text:style-name="T21">It</text:span> operate<text:span text:style-name="T21">s</text:span> the Agbami Field, one of Nigeria’s largest deepwater discoveries. <text:span text:style-name="T21">Chevron</text:span> also ha<text:span text:style-name="T21">s </text:span>a nonoperated interest in the Usan Field.</text:p>
      <text:p text:style-name="P15"><text:span text:style-name="T22">B</text:span>usiness <text:span text:style-name="T23">P</text:span>ortfolio</text:p>
      <text:p text:style-name="P43">Through Chevron’s principal subsidiary in Nigeria, Chevron Nigeria Limited (CNL), the company operates and holds a 40 percent interest in eight concessions in the onshore and near-onshore regions of the Niger Delta under a joint-venture arrangement with the NNPC. Chevron also does business through other subsidiaries in Nigeria.</text:p>
      <text:p text:style-name="P48">Deep water</text:p>
      <text:p text:style-name="P43">Chevron has interests, ranging from 20 to 100 percent, in three operated and six nonoperated deepwater blocks in Nigeria. Chevron operates the Agbami Field, which lies 70 miles (113 km) off the coast of the central Niger Delta region and spans 45,000 acres (182 sq km). Discovered in 1998, the Agbami Field is at a water depth of approximately 4,800 feet (1,463 m). Chevron has a 67.3 percent interest in the field.</text:p>
      <text:p text:style-name="P43">Agbami is a subsea development with wells tied back to a floating production, storage and offloading (FPSO) vessel. The original Agbami development scope (Agbami 1, 2 and 3) is complete. To offset field decline, infill drilling continued in 2019. Chevron has a 30 percent nonoperated working interest in the Usan Field, in 2,461 feet (750 m) of water, 62 miles (100 km) off the coast of the eastern Niger Delta region.</text:p>
      <text:p text:style-name="P43">The Aparo Field and the third-party-owned Bonga SW Field share a common geologic structure and are planned to be developed jointly. The structure lies in 4,300 feet (1,311 m) of water, 70 miles (113 km) off the coast of the western Niger Delta region. The <text:soft-page-break/>proposed development plan involves subsea wells tied back to an FPSO vessel. Work continues toward a final investment decision.</text:p>
      <text:p text:style-name="P48">Exploration</text:p>
      <text:p text:style-name="P50">Chevron operates and has a 55 percent interest in Oil Mining Lease (OML) 140. The block lies in roughly 8,000 feet (2,438 m) of water, 90 miles (145 km) off the coast of the western Niger Delta region, and includes the Nsiko discoveries. Chevron’s 30 percent nonoperated working interest in OML 138 includes the Usan Field and several satellite discoveries and a 27 percent interest in adjacent licenses OML 139 and OML 154. We are working with the operator to evaluate development options for the multiple discoveries in the Usan area, including the Owowo Field which straddles OML 139 and OML 154.</text:p>
      <text:p text:style-name="P49">Natural gas</text:p>
      <text:p text:style-name="P51">Chevron is involved in natural gas projects in the western Niger Delta and Escravos areas, including the Escravos Gas Plant (EGP), the Escravos Gas-to-Liquids (EGTL) facility and the Sonam Field Development Project.</text:p>
      <text:p text:style-name="P51">CNL operates the EGP, which has a total capacity of 680 million cubic feet per day of natural gas and LPG and a condensate export capacity of 58,000 barrels per day. Chevron and the NNPC operate the EGTL facility, a 33,000-barrel-per-day gas-to-liquids plant.</text:p>
      <text:p text:style-name="P51">The Sonam Field Development Project is designed to process natural gas through the EGP and deliver it to the domestic gas market. Net production at the 40 percent-owned and operated project averaged 11,000 barrels of liquids and 89 million cubic feet of natural gas per day in 2019.</text:p>
      <text:p text:style-name="P51">With a 36.7 percent interest, Chevron is the largest shareholder in the West African Gas Pipeline Company Limited, which owns and operates the 421-mile (678-km) West African Gas Pipeline. The pipeline supplies customers in Benin, Ghana and Togo with Nigerian natural gas for power generation and industrial applications. It has the capacity to transport approximately 170 million cubic feet of natural gas per day.</text:p>
      <text:p text:style-name="P55"><text:span text:style-name="T22">I</text:span>n the community</text:p>
      <text:p text:style-name="P51">Chevron takes its role as a corporate citizen in Nigeria seriously and is active in many projects that promote health, education and economic development.</text:p>
      <text:p text:style-name="P51">In 2005, CNL adopted the Global Memorandum of Understanding as a new approach to community engagement in the Niger Delta, giving communities a greater role in managing their development through Regional Development Committees. Since then, the NNPC/Chevron joint venture has spent more than $118 million on roughly 600 programs that have provided scholarships; built new schools, medical facilities and housing; and supported agriculture development and infrastructure improvements.</text:p>
      <text:p text:style-name="P51">In 2011, Chevron announced its $50 million alliance with the U.S. Agency for International Development and the Niger Delta Partnership Initiative (NDPI) Foundation to support a portfolio of programs designed to address socioeconomic challenges in the Niger Delta region. The Foundation for Partnership Initiatives in the Niger Delta (PIND) was incorporated in Nigeria to implement and support these programs. In 2014, Chevron committed an additional $40 million in funding to the NDPI through 2019.</text:p>
      <text:p text:style-name="P51">NDPI and PIND complement Chevron’s existing social investment efforts by focusing on one strategic objective: achieving a peaceful, enabling environment for equitable growth in the Niger Delta.</text:p>
      <text:p text:style-name="P52"><text:soft-page-break/>In 2008, we directed $5 million of the $30 million we contributed to the Global Fund to Fight AIDS, Tuberculosis and Malaria to Nigeria’s National Agency for the Control of AIDS in support of AIDS treatment programs. In 2015, Chevron committed an additional $5 million to Nigeria through the Global Fund to support prevention of mother-to-child transmission (PMTCT) of HIV.</text:p>
      <text:p text:style-name="P52">In 2012, Chevron partnered with Born Free Africa to help develop capacity within state ministries of health. The partnership supported PMTCT of HIV activities in Nassarawa, Bayelsa and Rivers states – helping equip more than 670 health facilities.</text:p>
      <text:p text:style-name="P52">That same year, Chevron announced a partnership with the nongovernmental organization (NGO) Pact to support PMTCT efforts. In 2014, we committed an additional $1.7 million to the PROMOT project, a PMTCT initiative in Bayelsa state that works with community-based organizations and local governments to provide education and testing services. More than 53,600 pregnant women have been tested for HIV and received counseling. The second phase of the PROMOT project was launched in 2016 when Chevron provided $1.43 million to support Pact’s two-year PMTCT program in Bayelsa state.</text:p>
      <text:p text:style-name="P52">Our Roll Back Malaria initiative, which was launched in 2006, provides financial and volunteer support to pregnant women and children under age 5. The program served more than 60,000 people in 2017.</text:p>
      <text:p text:style-name="P52">To support early diagnosis and treatment of tuberculosis and other chest and lung diseases, Chevron and its Agbami partners have donated 25 chest clinics to hospitals since 2008. The clinics are equipped with X-ray units, consulting rooms, laboratories and wards.</text:p>
      <text:p text:style-name="P52">In 2014, Chevron donated the Molecular Biology Research Laboratory to the University of Lagos Teaching Hospital. The lab is equipped with tools to diagnose, manage and treat people with genetic abnormalities. Since opening, the lab has conducted more than 1,300 DNA extractions and amplifications – processes that help diagnose diseases and conditions. In 2014, the lab also helped detect the first case of Ebola in Nigeria.</text:p>
      <text:p text:style-name="P52">In 2009, Chevron and its Agbami partners initiated the Medical and Engineering Professionals scholarship program. More than 16,000 college students have benefited from the program. Of those, 456 have graduated with first-class honors.</text:p>
      <text:p text:style-name="P52">We also support the Scholarship for the Blind program, which aids visually challenged students in the states where we operate.</text:p>
      <text:p text:style-name="P52">Chevron and its deepwater partners have supported secondary schools in Nigeria by building and equipping 33 science laboratories and 18 hybrid – electronic and conventional – libraries. These initiatives have contributed to the education of more than 16,000 students across 33 states.</text:p>
      <text:p text:style-name="P52">In the Lagos area, Chevron funds the Lekki Conservation Centre, a 190-acre (0.8-sq-km) sanctuary that protects the flora and fauna of the Lekki Peninsula by promoting sound environmental practices through research and education. The sanctuary is the only one of its kind in the area.</text:p>
      <text:p text:style-name="P56"><text:span text:style-name="T24">R</text:span>ecord of achievement</text:p>
      <text:p text:style-name="P56"><text:span text:style-name="T17">Chevron began doing business in Nigeria in 1913, when Texaco® products were first marketed in the country.</text:span></text:p>
      <text:p text:style-name="P56"><text:span text:style-name="T17">Following the Nigerian Indigenization Decree of 1978, Chevron divested 40 percent of its shareholdings in Chevron Oil Nigeria PLC to the Nigerian public while retaining 60 percent equity.</text:span></text:p>
      <text:p text:style-name="P56"><text:soft-page-break/><text:span text:style-name="T17">In 1996, we built our state-of-the-art storage terminal and loading facility in Apapa. The facility has a 103,000-barrel capacity.</text:span></text:p>
      <text:p text:style-name="P56"><text:span text:style-name="T17">Our energy exploration and production work in Nigeria began more than 50 years ago.</text:span></text:p>
      <text:p text:style-name="P56"><text:span text:style-name="T17">In 1963, American Overseas Petroleum Ltd. – which later became Texaco Overseas (Nigeria) Petroleum Co. – discovered oil at the Koluama Field, offshore Nigeria. In that same year, CNL started drilling near the Escravos River and found the Okan Field.</text:span></text:p>
      <text:p text:style-name="P56"><text:span text:style-name="T17">Discovered in 1998, the Agbami Field is one of the largest deepwater finds in Nigeria’s history.</text:span></text:p>
      <text:p text:style-name="P56"><text:span text:style-name="T17">In 2004, Chevron upgraded the Okan Platform, installed in 1963, and other mature platforms to improve pollution prevention measures and safety systems.</text:span></text:p>
      <text:p text:style-name="P56"><text:span text:style-name="T17">Chevron is working across its operations to eliminate routine gas flaring and venting in line with company requirements and local regulations.</text:span></text:p>
      <text:p text:style-name="P56"><text:span text:style-name="T17">Chevron is committed to the Nigerian government’s policy on local content development. CNL fosters strong business partnerships with local service providers and product suppliers and works to increase their professional capabilities. CNL’s Local Community Content Development team promotes commerce with local businesses.</text:span></text:p>
      <text:p text:style-name="P57">1.2<text:tab/>Organogram <text:span text:style-name="T26">of </text:span>Chevron <text:span text:style-name="T26">Nigeria Limited</text:span></text:p>
      <text:p text:style-name="P53">{<text:span text:style-name="T25">c</text:span><text:span text:style-name="T26">nl</text:span><text:span text:style-name="T25">-organogram.JPEG</text:span>}</text:p>
      <text:p text:style-name="P54">{roles-of-various-offices}</text:p>
      <text:p text:style-name="P58">1.3<text:tab/>Internship Roles and Activities</text:p>
      <text:p text:style-name="P59"><text:span text:style-name="T27">I was trained as a Technical Support Specialist during my 6 months internship at Chevron Nigeria Limited. </text:span><text:span text:style-name="T28">The following was my </text:span><text:span text:style-name="T29">work schedule and learning</text:span><text:span text:style-name="T28"> curriculum during that time:</text:span></text:p>
      <table:table table:name="Table1" table:style-name="Table1" table:template-name="Default Style">
        <table:table-column table:style-name="Table1.A"/>
        <table:table-column table:style-name="Table1.B"/>
        <table:table-column table:style-name="Table1.C"/>
        <table:table-column table:style-name="Table1.D"/>
        <table:table-row>
          <table:table-cell table:style-name="Table1.A1" office:value-type="string">
            <text:p text:style-name="P65">Month</text:p>
          </table:table-cell>
          <table:table-cell table:style-name="Table1.A1" office:value-type="string">
            <text:p text:style-name="P65">Topic</text:p>
          </table:table-cell>
          <table:table-cell table:style-name="Table1.A1" office:value-type="string">
            <text:p text:style-name="P65">Concepts</text:p>
          </table:table-cell>
          <table:table-cell table:style-name="Table1.D1" office:value-type="string">
            <text:p text:style-name="P65">Hands-on</text:p>
          </table:table-cell>
        </table:table-row>
        <table:table-row>
          <table:table-cell table:style-name="Table1.A2" table:number-rows-spanned="5" office:value-type="string">
            <text:p text:style-name="P62">1</text:p>
          </table:table-cell>
          <table:table-cell table:style-name="Table1.A2" table:number-rows-spanned="5" office:value-type="string">
            <text:p text:style-name="P62">Fundamentals of Technical Support</text:p>
          </table:table-cell>
          <table:table-cell table:style-name="Table1.C2" office:value-type="string">
            <text:p text:style-name="P61">IT Support and Hardware</text:p>
          </table:table-cell>
          <table:table-cell table:style-name="Table1.D2" table:number-rows-spanned="5" office:value-type="string">
            <text:p text:style-name="P60"/>
          </table:table-cell>
        </table:table-row>
        <table:table-row>
          <table:covered-table-cell table:style-name="Table1.A3"/>
          <table:covered-table-cell table:style-name="Table1.B3"/>
          <table:table-cell table:style-name="Table1.C3" office:value-type="string">
            <text:p text:style-name="P61">Operating Systems</text:p>
          </table:table-cell>
          <table:covered-table-cell table:style-name="Table1.D3"/>
        </table:table-row>
        <table:table-row>
          <table:covered-table-cell table:style-name="Table1.A4"/>
          <table:covered-table-cell table:style-name="Table1.B4"/>
          <table:table-cell table:style-name="Table1.C4" office:value-type="string">
            <text:p text:style-name="P61">Networking</text:p>
          </table:table-cell>
          <table:covered-table-cell table:style-name="Table1.D4"/>
        </table:table-row>
        <table:table-row>
          <table:covered-table-cell table:style-name="Table1.A5"/>
          <table:covered-table-cell table:style-name="Table1.B5"/>
          <table:table-cell table:style-name="Table1.C5" office:value-type="string">
            <text:p text:style-name="P61">Software</text:p>
          </table:table-cell>
          <table:covered-table-cell table:style-name="Table1.D5"/>
        </table:table-row>
        <table:table-row>
          <table:covered-table-cell table:style-name="Table1.A6"/>
          <table:covered-table-cell table:style-name="Table1.B6"/>
          <table:table-cell table:style-name="Table1.C6" office:value-type="string">
            <text:p text:style-name="P61">Troubleshooting</text:p>
          </table:table-cell>
          <table:covered-table-cell table:style-name="Table1.D6"/>
        </table:table-row>
        <table:table-row table:style-name="Table1.7">
          <table:table-cell table:style-name="Table1.A2" table:number-rows-spanned="5" office:value-type="string">
            <text:p text:style-name="P62">2</text:p>
          </table:table-cell>
          <table:table-cell table:style-name="Table1.A2" table:number-rows-spanned="5" office:value-type="string">
            <text:p text:style-name="P62">Computer Networking</text:p>
          </table:table-cell>
          <table:table-cell table:style-name="Table1.C7" office:value-type="string">
            <text:p text:style-name="P61">Networking Basics</text:p>
          </table:table-cell>
          <table:table-cell table:style-name="Table1.D7" table:number-rows-spanned="5" office:value-type="string">
            <text:p text:style-name="P60"/>
          </table:table-cell>
        </table:table-row>
        <table:table-row table:style-name="Table1.7">
          <table:covered-table-cell table:style-name="Table1.A8"/>
          <table:covered-table-cell table:style-name="Table1.B8"/>
          <table:table-cell table:style-name="Table1.C8" office:value-type="string">
            <text:p text:style-name="P61">Network, Transport and Application Layers</text:p>
          </table:table-cell>
          <table:covered-table-cell table:style-name="Table1.D8"/>
        </table:table-row>
        <table:table-row>
          <table:covered-table-cell table:style-name="Table1.A9"/>
          <table:covered-table-cell table:style-name="Table1.B9"/>
          <table:table-cell table:style-name="Table1.C9" office:value-type="string">
            <text:p text:style-name="P61">Networking Services</text:p>
          </table:table-cell>
          <table:covered-table-cell table:style-name="Table1.D9"/>
        </table:table-row>
        <table:table-row>
          <table:covered-table-cell table:style-name="Table1.A10"/>
          <table:covered-table-cell table:style-name="Table1.B10"/>
          <table:table-cell table:style-name="Table1.C10" office:value-type="string">
            <text:p text:style-name="P61">Connecting to the Internet</text:p>
          </table:table-cell>
          <table:covered-table-cell table:style-name="Table1.D10"/>
        </table:table-row>
        <table:table-row>
          <table:covered-table-cell table:style-name="Table1.A11"/>
          <table:covered-table-cell table:style-name="Table1.B11"/>
          <table:table-cell table:style-name="Table1.C11" office:value-type="string">
            <text:p text:style-name="P61">Troubleshooting and Networking</text:p>
          </table:table-cell>
          <table:covered-table-cell table:style-name="Table1.D11"/>
        </table:table-row>
        <table:table-row>
          <table:table-cell table:style-name="Table1.A2" table:number-rows-spanned="5" office:value-type="string">
            <text:p text:style-name="P64">3</text:p>
          </table:table-cell>
          <table:table-cell table:style-name="Table1.A2" table:number-rows-spanned="5" office:value-type="string">
            <text:p text:style-name="P64">Operating Systems</text:p>
          </table:table-cell>
          <table:table-cell table:style-name="Table1.C12" office:value-type="string">
            <text:p text:style-name="P63">Navigation and User Permissions</text:p>
          </table:table-cell>
          <table:table-cell table:style-name="Table1.D12" table:number-rows-spanned="5" office:value-type="string">
            <text:p text:style-name="P60"/>
          </table:table-cell>
        </table:table-row>
        <table:table-row>
          <table:covered-table-cell table:style-name="Table1.A13"/>
          <table:covered-table-cell table:style-name="Table1.B13"/>
          <table:table-cell table:style-name="Table1.C13" office:value-type="string">
            <text:p text:style-name="P63">Software Management</text:p>
          </table:table-cell>
          <table:covered-table-cell table:style-name="Table1.D13"/>
        </table:table-row>
        <table:table-row>
          <table:covered-table-cell table:style-name="Table1.A14"/>
          <table:covered-table-cell table:style-name="Table1.B14"/>
          <table:table-cell table:style-name="Table1.C14" office:value-type="string">
            <text:p text:style-name="P63">File Systems</text:p>
          </table:table-cell>
          <table:covered-table-cell table:style-name="Table1.D14"/>
        </table:table-row>
        <table:table-row>
          <table:covered-table-cell table:style-name="Table1.A15"/>
          <table:covered-table-cell table:style-name="Table1.B15"/>
          <table:table-cell table:style-name="Table1.C15" office:value-type="string">
            <text:p text:style-name="P63">Process Management</text:p>
          </table:table-cell>
          <table:covered-table-cell table:style-name="Table1.D15"/>
        </table:table-row>
        <table:table-row>
          <table:covered-table-cell table:style-name="Table1.A16"/>
          <table:covered-table-cell table:style-name="Table1.B16"/>
          <table:table-cell table:style-name="Table1.C16" office:value-type="string">
            <text:p text:style-name="P63">Operating Systems at work</text:p>
          </table:table-cell>
          <table:covered-table-cell table:style-name="Table1.D16"/>
        </table:table-row>
        <table:table-row>
          <table:table-cell table:style-name="Table1.A2" table:number-rows-spanned="5" office:value-type="string">
            <text:p text:style-name="P64">4</text:p>
          </table:table-cell>
          <table:table-cell table:style-name="Table1.A2" table:number-rows-spanned="5" office:value-type="string">
            <text:p text:style-name="P64">System Administration and Infrastructure Services</text:p>
          </table:table-cell>
          <table:table-cell table:style-name="Table1.C17" office:value-type="string">
            <text:p text:style-name="P63">Who is a SysAdmin?</text:p>
          </table:table-cell>
          <table:table-cell table:style-name="Table1.D17" table:number-rows-spanned="5" office:value-type="string">
            <text:p text:style-name="P60"/>
          </table:table-cell>
        </table:table-row>
        <table:table-row>
          <table:covered-table-cell table:style-name="Table1.A18"/>
          <table:covered-table-cell table:style-name="Table1.B18"/>
          <table:table-cell table:style-name="Table1.C18" office:value-type="string">
            <text:p text:style-name="P63">Network and Infrastructure Services</text:p>
          </table:table-cell>
          <table:covered-table-cell table:style-name="Table1.D18"/>
        </table:table-row>
        <table:table-row>
          <table:covered-table-cell table:style-name="Table1.A19"/>
          <table:covered-table-cell table:style-name="Table1.B19"/>
          <table:table-cell table:style-name="Table1.C19" office:value-type="string">
            <text:p text:style-name="P63">Software and Platform Services</text:p>
          </table:table-cell>
          <table:covered-table-cell table:style-name="Table1.D19"/>
        </table:table-row>
        <table:table-row>
          <table:covered-table-cell table:style-name="Table1.A20"/>
          <table:covered-table-cell table:style-name="Table1.B20"/>
          <table:table-cell table:style-name="Table1.C20" office:value-type="string">
            <text:p text:style-name="P63">Directory Services</text:p>
          </table:table-cell>
          <table:covered-table-cell table:style-name="Table1.D20"/>
        </table:table-row>
        <table:table-row>
          <table:covered-table-cell table:style-name="Table1.A21"/>
          <table:covered-table-cell table:style-name="Table1.B21"/>
          <table:table-cell table:style-name="Table1.C21" office:value-type="string">
            <text:p text:style-name="P63">Data Recovery and Backups</text:p>
          </table:table-cell>
          <table:covered-table-cell table:style-name="Table1.D21"/>
        </table:table-row>
        <table:table-row>
          <table:table-cell table:style-name="Table1.A2" table:number-rows-spanned="5" office:value-type="string">
            <text:p text:style-name="P64">5</text:p>
          </table:table-cell>
          <table:table-cell table:style-name="Table1.A2" table:number-rows-spanned="5" office:value-type="string">
            <text:p text:style-name="P64">IT Security</text:p>
          </table:table-cell>
          <table:table-cell table:style-name="Table1.C22" office:value-type="string">
            <text:p text:style-name="P63">Security Threats</text:p>
          </table:table-cell>
          <table:table-cell table:style-name="Table1.D22" table:number-rows-spanned="5" office:value-type="string">
            <text:p text:style-name="P60"/>
          </table:table-cell>
        </table:table-row>
        <table:table-row>
          <table:covered-table-cell table:style-name="Table1.A23"/>
          <table:covered-table-cell table:style-name="Table1.B23"/>
          <table:table-cell table:style-name="Table1.C23" office:value-type="string">
            <text:p text:style-name="P63">Cryptology</text:p>
          </table:table-cell>
          <table:covered-table-cell table:style-name="Table1.D23"/>
        </table:table-row>
        <table:table-row>
          <table:covered-table-cell table:style-name="Table1.A24"/>
          <table:covered-table-cell table:style-name="Table1.B24"/>
          <table:table-cell table:style-name="Table1.C24" office:value-type="string">
            <text:p text:style-name="P63">3 A’s of Cybersecurity</text:p>
          </table:table-cell>
          <table:covered-table-cell table:style-name="Table1.D24"/>
        </table:table-row>
        <table:table-row>
          <table:covered-table-cell table:style-name="Table1.A25"/>
          <table:covered-table-cell table:style-name="Table1.B25"/>
          <table:table-cell table:style-name="Table1.C25" office:value-type="string">
            <text:p text:style-name="P63">Network Security</text:p>
          </table:table-cell>
          <table:covered-table-cell table:style-name="Table1.D25"/>
        </table:table-row>
        <table:table-row>
          <table:covered-table-cell table:style-name="Table1.A26"/>
          <table:covered-table-cell table:style-name="Table1.B26"/>
          <table:table-cell table:style-name="Table1.C26" office:value-type="string">
            <text:p text:style-name="P63">Defense as a Culture</text:p>
          </table:table-cell>
          <table:covered-table-cell table:style-name="Table1.D26"/>
        </table:table-row>
        <table:table-row>
          <table:table-cell table:style-name="Table1.A2" table:number-rows-spanned="5" office:value-type="string">
            <text:p text:style-name="P64">6</text:p>
          </table:table-cell>
          <table:table-cell table:style-name="Table1.A2" table:number-rows-spanned="5" office:value-type="string">
            <text:p text:style-name="P64">IT Automation with Python</text:p>
          </table:table-cell>
          <table:table-cell table:style-name="Table1.C27" office:value-type="string">
            <text:p text:style-name="P63">Python Crash Course</text:p>
          </table:table-cell>
          <table:table-cell table:style-name="Table1.D27" table:number-rows-spanned="5" office:value-type="string">
            <text:p text:style-name="P60"/>
          </table:table-cell>
        </table:table-row>
        <table:table-row>
          <table:covered-table-cell table:style-name="Table1.A28"/>
          <table:covered-table-cell table:style-name="Table1.B28"/>
          <table:table-cell table:style-name="Table1.C28" office:value-type="string">
            <text:p text:style-name="P63">Git and GitHub</text:p>
          </table:table-cell>
          <table:covered-table-cell table:style-name="Table1.D28"/>
        </table:table-row>
        <table:table-row>
          <table:covered-table-cell table:style-name="Table1.A29"/>
          <table:covered-table-cell table:style-name="Table1.B29"/>
          <table:table-cell table:style-name="Table1.C29" office:value-type="string">
            <text:p text:style-name="P63">Troubleshooting and Debugging</text:p>
          </table:table-cell>
          <table:covered-table-cell table:style-name="Table1.D29"/>
        </table:table-row>
        <table:table-row>
          <table:covered-table-cell table:style-name="Table1.A30"/>
          <table:covered-table-cell table:style-name="Table1.B30"/>
          <table:table-cell table:style-name="Table1.C30" office:value-type="string">
            <text:p text:style-name="P63">Configuration Management</text:p>
          </table:table-cell>
          <table:covered-table-cell table:style-name="Table1.D30"/>
        </table:table-row>
        <table:table-row table:style-name="Table1.7">
          <table:covered-table-cell table:style-name="Table1.A31"/>
          <table:covered-table-cell table:style-name="Table1.B31"/>
          <table:table-cell table:style-name="Table1.C31" office:value-type="string">
            <text:p text:style-name="P63">Cloud Computing</text:p>
          </table:table-cell>
          <table:covered-table-cell table:style-name="Table1.D31"/>
        </table:table-row>
      </table:table>
      <text:p text:style-name="P16"><text:span text:style-name="T31">S</text:span><text:span text:style-name="T30">kills Acquired</text:span></text:p>
      <text:list xml:id="list4003134836" text:style-name="L34">
        <text:list-item>
          <text:p text:style-name="P44"><text:span text:style-name="T30">Programming</text:span></text:p>
        </text:list-item>
        <text:list-item>
          <text:p text:style-name="P44"><text:span text:style-name="T30">Debugging</text:span></text:p>
        </text:list-item>
        <text:list-item>
          <text:p text:style-name="P44"><text:span text:style-name="T30">Encryption Algorithms and Techniques</text:span></text:p>
        </text:list-item>
        <text:list-item>
          <text:p text:style-name="P44"><text:span text:style-name="T30">Customer Service</text:span></text:p>
        </text:list-item>
        <text:list-item>
          <text:p text:style-name="P44"><text:span text:style-name="T30">Network Protocols</text:span></text:p>
        </text:list-item>
        <text:list-item>
          <text:p text:style-name="P44"><text:span text:style-name="T30">Cloud Computing</text:span></text:p>
        </text:list-item>
      </text:list>
      <text:p text:style-name="P3">CHAPTER TWO</text:p>
      <text:p text:style-name="P45">I began my internship in technical support by reviewing the basic building blocks of digital computers – bits and bytes, input, processing, output and storage devices. I was also exposed to popular operating systems on which these computers are run, as well as how numerous computers are connected via what is called a network. I learnt how to troubleshoot and solve common problems arising from the use of these computers <text:span text:style-name="T38">and picked </text:span>some training on system administration and IT security <text:span text:style-name="T38">to be able to manage them effectively. I ended by applying all I had learnt in common automation projects I implemented with the python programming language.</text:span></text:p>
      <text:p text:style-name="P16">2.1<text:tab/><text:span text:style-name="T33">Fundamentals of Technical Support</text:span></text:p>
      <text:p text:style-name="P18"><text:span text:style-name="T33">2.</text:span><text:span text:style-name="T32">1.1<text:tab/></text:span><text:span text:style-name="T33">IT Support and Hardware</text:span></text:p>
      <text:p text:style-name="P46"><text:span text:style-name="T33">I</text:span><text:span text:style-name="T32">nformation Technology (IT) is the use of digital technology, like computers and the internet to store and process data into useful information. </text:span><text:span text:style-name="T34">When our c</text:span><text:span text:style-name="T32">omputers </text:span><text:span text:style-name="T34">fail or malfunction, </text:span><text:span text:style-name="T32">we need experts to fix them. IT support is all about troubleshooting and problem solving, and providing great customer service along the way. An IT </text:span><text:span text:style-name="T35">s</text:span><text:span text:style-name="T32">upport </text:span><text:span text:style-name="T35">specialist is tasked with this responsibility, which also includes – but not limited</text:span><text:span text:style-name="T32"> </text:span><text:span text:style-name="T35">to – </text:span><text:span text:style-name="T32">setting up computers for users within an organization, overseeing </text:span><text:span text:style-name="T35">them</text:span><text:span text:style-name="T32"> and debugging whenever a problem arises.</text:span></text:p>
      <text:p text:style-name="P47"><text:span text:style-name="T32">A compu</text:span><text:span text:style-name="T36">ter is a device that stores and processes data by performing calculations. </text:span><text:span text:style-name="T37">The first computer was the abacus, and over the years advances have been made to the structure and made...</text:span></text:p>
      <text:p text:style-name="P3">CHAPTER THREE</text:p>
      <text:p text:style-name="P3">CHAPTER FOUR</text:p>
      <text:p text:style-name="P3">R<text:span text:style-name="T7">EFERENCES</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NG"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NG"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5cm" style:type="right" style:leader-style="dotted" style:leader-text="."/>
        </style:tab-stops>
      </style:paragraph-propertie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3cm" fo:margin-bottom="3cm" fo:margin-left="3cm" fo:margin-right="3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06T17:27:35.189028245</meta:creation-date>
    <meta:generator>LibreOffice/7.3.7.2$Linux_X86_64 LibreOffice_project/30$Build-2</meta:generator>
    <dc:date>2023-10-27T00:26:17.161413160</dc:date>
    <meta:editing-duration>PT6H18M25S</meta:editing-duration>
    <meta:editing-cycles>55</meta:editing-cycles>
    <meta:document-statistic meta:table-count="1" meta:image-count="0" meta:object-count="0" meta:page-count="23" meta:paragraph-count="414" meta:word-count="4772" meta:character-count="30471" meta:non-whitespace-character-count="26083"/>
    <meta:user-defined meta:name="ZOTERO_PREF_1">&lt;data data-version="3" zotero-version="6.0.27"&gt;&lt;session id="lHtATMJD"/&gt;&lt;style id="http://www.zotero.org/styles/ieee" locale="en-US" hasBibliography="1" bibliographyStyleHasBeenSet="1"/&gt;&lt;prefs&gt;&lt;pref name="fieldType" value="ReferenceMark"/&gt;&lt;/prefs&gt;&lt;/data&gt;</meta:user-defined>
  </office:meta>
</office:document-meta>
</file>